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8年10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826808" table:style-name="ce57">
            <text:p>8,826,808</text:p>
          </table:table-cell>
          <table:table-cell office:value-type="float" office:value="23596266" table:style-name="ce58">
            <text:p>23,596,266</text:p>
          </table:table-cell>
          <table:table-cell office:value-type="float" office:value="11704142" table:style-name="ce58">
            <text:p>11,704,142</text:p>
          </table:table-cell>
          <table:table-cell office:value-type="float" office:value="11892124" table:style-name="ce59">
            <text:p>11,892,124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82005" table:style-name="ce57">
            <text:p>1,582,005</text:p>
          </table:table-cell>
          <table:table-cell office:value-type="float" office:value="4014560" table:style-name="ce62">
            <text:p>4,014,560</text:p>
          </table:table-cell>
          <table:table-cell office:value-type="float" office:value="1962109" table:style-name="ce62">
            <text:p>1,962,109</text:p>
          </table:table-cell>
          <table:table-cell office:value-type="float" office:value="2052451" table:style-name="ce59">
            <text:p>2,052,451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1184" table:style-name="ce57">
            <text:p>1,061,184</text:p>
          </table:table-cell>
          <table:table-cell office:value-type="float" office:value="2646204" table:style-name="ce62">
            <text:p>2,646,204</text:p>
          </table:table-cell>
          <table:table-cell office:value-type="float" office:value="1260951" table:style-name="ce62">
            <text:p>1,260,951</text:p>
          </table:table-cell>
          <table:table-cell office:value-type="float" office:value="1385253" table:style-name="ce59">
            <text:p>1,385,253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24295" table:style-name="ce57">
            <text:p>824,295</text:p>
          </table:table-cell>
          <table:table-cell office:value-type="float" office:value="2245059" table:style-name="ce62">
            <text:p>2,245,059</text:p>
          </table:table-cell>
          <table:table-cell office:value-type="float" office:value="1114438" table:style-name="ce62">
            <text:p>1,114,438</text:p>
          </table:table-cell>
          <table:table-cell office:value-type="float" office:value="1130621" table:style-name="ce59">
            <text:p>1,130,621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85583" table:style-name="ce57">
            <text:p>985,583</text:p>
          </table:table-cell>
          <table:table-cell office:value-type="float" office:value="2813397" table:style-name="ce62">
            <text:p>2,813,397</text:p>
          </table:table-cell>
          <table:table-cell office:value-type="float" office:value="1383437" table:style-name="ce62">
            <text:p>1,383,437</text:p>
          </table:table-cell>
          <table:table-cell office:value-type="float" office:value="1429960" table:style-name="ce59">
            <text:p>1,429,960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5986" table:style-name="ce57">
            <text:p>695,986</text:p>
          </table:table-cell>
          <table:table-cell office:value-type="float" office:value="1881204" table:style-name="ce62">
            <text:p>1,881,204</text:p>
          </table:table-cell>
          <table:table-cell office:value-type="float" office:value="937700" table:style-name="ce62">
            <text:p>937,700</text:p>
          </table:table-cell>
          <table:table-cell office:value-type="float" office:value="943504" table:style-name="ce59">
            <text:p>943,504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09792" table:style-name="ce57">
            <text:p>1,109,792</text:p>
          </table:table-cell>
          <table:table-cell office:value-type="float" office:value="2773127" table:style-name="ce61">
            <text:p>2,773,127</text:p>
          </table:table-cell>
          <table:table-cell office:value-type="float" office:value="1370115" table:style-name="ce62">
            <text:p>1,370,115</text:p>
          </table:table-cell>
          <table:table-cell office:value-type="float" office:value="1403012" table:style-name="ce59">
            <text:p>1,403,012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23609" table:style-name="ce57">
            <text:p>2,523,609</text:p>
          </table:table-cell>
          <table:table-cell office:value-type="float" office:value="7069581" table:style-name="ce61">
            <text:p>7,069,581</text:p>
          </table:table-cell>
          <table:table-cell office:value-type="float" office:value="3597979" table:style-name="ce62">
            <text:p>3,597,979</text:p>
          </table:table-cell>
          <table:table-cell office:value-type="float" office:value="3471602" table:style-name="ce59">
            <text:p>3,471,602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0758" table:style-name="ce36">
            <text:p>170,758</text:p>
          </table:table-cell>
          <table:table-cell office:value-type="float" office:value="454287" table:style-name="ce37">
            <text:p>454,287</text:p>
          </table:table-cell>
          <table:table-cell office:value-type="float" office:value="229312" table:style-name="ce37">
            <text:p>229,312</text:p>
          </table:table-cell>
          <table:table-cell office:value-type="float" office:value="224975" table:style-name="ce37">
            <text:p>224,97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0085" table:style-name="ce36">
            <text:p>200,085</text:p>
          </table:table-cell>
          <table:table-cell office:value-type="float" office:value="563104" table:style-name="ce37">
            <text:p>563,104</text:p>
          </table:table-cell>
          <table:table-cell office:value-type="float" office:value="287443" table:style-name="ce37">
            <text:p>287,443</text:p>
          </table:table-cell>
          <table:table-cell office:value-type="float" office:value="275661" table:style-name="ce37">
            <text:p>275,661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1063" table:style-name="ce36">
            <text:p>191,063</text:p>
          </table:table-cell>
          <table:table-cell office:value-type="float" office:value="545852" table:style-name="ce37">
            <text:p>545,852</text:p>
          </table:table-cell>
          <table:table-cell office:value-type="float" office:value="281519" table:style-name="ce37">
            <text:p>281,519</text:p>
          </table:table-cell>
          <table:table-cell office:value-type="float" office:value="264333" table:style-name="ce37">
            <text:p>264,33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2595" table:style-name="ce36">
            <text:p>392,595</text:p>
          </table:table-cell>
          <table:table-cell office:value-type="float" office:value="1272939" table:style-name="ce37">
            <text:p>1,272,939</text:p>
          </table:table-cell>
          <table:table-cell office:value-type="float" office:value="647673" table:style-name="ce37">
            <text:p>647,673</text:p>
          </table:table-cell>
          <table:table-cell office:value-type="float" office:value="625266" table:style-name="ce37">
            <text:p>625,26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097" table:style-name="ce36">
            <text:p>179,097</text:p>
          </table:table-cell>
          <table:table-cell office:value-type="float" office:value="494522" table:style-name="ce37">
            <text:p>494,522</text:p>
          </table:table-cell>
          <table:table-cell office:value-type="float" office:value="252952" table:style-name="ce37">
            <text:p>252,952</text:p>
          </table:table-cell>
          <table:table-cell office:value-type="float" office:value="241570" table:style-name="ce37">
            <text:p>241,570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2050" table:style-name="ce36">
            <text:p>242,050</text:p>
          </table:table-cell>
          <table:table-cell office:value-type="float" office:value="681834" table:style-name="ce37">
            <text:p>681,834</text:p>
          </table:table-cell>
          <table:table-cell office:value-type="float" office:value="353138" table:style-name="ce37">
            <text:p>353,138</text:p>
          </table:table-cell>
          <table:table-cell office:value-type="float" office:value="328696" table:style-name="ce37">
            <text:p>328,6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682" table:style-name="ce36">
            <text:p>183,682</text:p>
          </table:table-cell>
          <table:table-cell office:value-type="float" office:value="503485" table:style-name="ce37">
            <text:p>503,485</text:p>
          </table:table-cell>
          <table:table-cell office:value-type="float" office:value="261407" table:style-name="ce37">
            <text:p>261,407</text:p>
          </table:table-cell>
          <table:table-cell office:value-type="float" office:value="242078" table:style-name="ce37">
            <text:p>242,0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9781" table:style-name="ce36">
            <text:p>289,781</text:p>
          </table:table-cell>
          <table:table-cell office:value-type="float" office:value="819793" table:style-name="ce37">
            <text:p>819,793</text:p>
          </table:table-cell>
          <table:table-cell office:value-type="float" office:value="418176" table:style-name="ce37">
            <text:p>418,176</text:p>
          </table:table-cell>
          <table:table-cell office:value-type="float" office:value="401617" table:style-name="ce37">
            <text:p>401,6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223" table:style-name="ce36">
            <text:p>83,223</text:p>
          </table:table-cell>
          <table:table-cell office:value-type="float" office:value="217074" table:style-name="ce55">
            <text:p>217,074</text:p>
          </table:table-cell>
          <table:table-cell office:value-type="float" office:value="111756" table:style-name="ce37">
            <text:p>111,756</text:p>
          </table:table-cell>
          <table:table-cell office:value-type="float" office:value="105318" table:style-name="ce37">
            <text:p>105,3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709" table:style-name="ce36">
            <text:p>126,709</text:p>
          </table:table-cell>
          <table:table-cell office:value-type="float" office:value="326465" table:style-name="ce37">
            <text:p>326,465</text:p>
          </table:table-cell>
          <table:table-cell office:value-type="float" office:value="165232" table:style-name="ce37">
            <text:p>165,232</text:p>
          </table:table-cell>
          <table:table-cell office:value-type="float" office:value="161233" table:style-name="ce37">
            <text:p>161,23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518" table:style-name="ce36">
            <text:p>41,518</text:p>
          </table:table-cell>
          <table:table-cell office:value-type="float" office:value="105192" table:style-name="ce37">
            <text:p>105,192</text:p>
          </table:table-cell>
          <table:table-cell office:value-type="float" office:value="54284" table:style-name="ce37">
            <text:p>54,284</text:p>
          </table:table-cell>
          <table:table-cell office:value-type="float" office:value="50908" table:style-name="ce37">
            <text:p>50,9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4538" table:style-name="ce36">
            <text:p>154,538</text:p>
          </table:table-cell>
          <table:table-cell office:value-type="float" office:value="369055" table:style-name="ce37">
            <text:p>369,055</text:p>
          </table:table-cell>
          <table:table-cell office:value-type="float" office:value="184236" table:style-name="ce37">
            <text:p>184,236</text:p>
          </table:table-cell>
          <table:table-cell office:value-type="float" office:value="184819" table:style-name="ce37">
            <text:p>184,8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7918" table:style-name="ce36">
            <text:p>167,918</text:p>
          </table:table-cell>
          <table:table-cell office:value-type="float" office:value="448207" table:style-name="ce37">
            <text:p>448,207</text:p>
          </table:table-cell>
          <table:table-cell office:value-type="float" office:value="220986" table:style-name="ce37">
            <text:p>220,986</text:p>
          </table:table-cell>
          <table:table-cell office:value-type="float" office:value="227221" table:style-name="ce37">
            <text:p>227,2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592" table:style-name="ce36">
            <text:p>100,592</text:p>
          </table:table-cell>
          <table:table-cell office:value-type="float" office:value="267772" table:style-name="ce37">
            <text:p>267,772</text:p>
          </table:table-cell>
          <table:table-cell office:value-type="float" office:value="129865" table:style-name="ce37">
            <text:p>129,865</text:p>
          </table:table-cell>
          <table:table-cell office:value-type="float" office:value="137907" table:style-name="ce37">
            <text:p>137,90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354" table:style-name="ce57">
            <text:p>44,354</text:p>
          </table:table-cell>
          <table:table-cell office:value-type="float" office:value="153134" table:style-name="ce61">
            <text:p>153,134</text:p>
          </table:table-cell>
          <table:table-cell office:value-type="float" office:value="77413" table:style-name="ce61">
            <text:p>77,413</text:p>
          </table:table-cell>
          <table:table-cell office:value-type="float" office:value="75721" table:style-name="ce61">
            <text:p>75,7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167" table:style-name="ce36">
            <text:p>41,167</text:p>
          </table:table-cell>
          <table:table-cell office:value-type="float" office:value="140045" table:style-name="ce37">
            <text:p>140,045</text:p>
          </table:table-cell>
          <table:table-cell office:value-type="float" office:value="69918" table:style-name="ce37">
            <text:p>69,918</text:p>
          </table:table-cell>
          <table:table-cell office:value-type="float" office:value="70127" table:style-name="ce37">
            <text:p>70,12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187" table:style-name="ce38">
            <text:p>3,187</text:p>
          </table:table-cell>
          <table:table-cell office:value-type="float" office:value="13089" table:style-name="ce39">
            <text:p>13,089</text:p>
          </table:table-cell>
          <table:table-cell office:value-type="float" office:value="7495" table:style-name="ce39">
            <text:p>7,495</text:p>
          </table:table-cell>
          <table:table-cell office:value-type="float" office:value="5594" table:style-name="ce39">
            <text:p>5,594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8年11月7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桃園市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82005" table:style-name="ce82">
            <text:p>1,582,005</text:p>
          </table:table-cell>
          <table:table-cell office:value-type="float" office:value="4014560" table:style-name="ce79">
            <text:p>4,014,560</text:p>
          </table:table-cell>
          <table:table-cell office:value-type="float" office:value="1962109" table:style-name="ce79">
            <text:p>1,962,109</text:p>
          </table:table-cell>
          <table:table-cell office:value-type="float" office:value="2052451" table:style-name="ce83">
            <text:p>2,052,45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4974" table:style-name="ce9">
            <text:p>214,974</text:p>
          </table:table-cell>
          <table:table-cell office:value-type="float" office:value="556276" table:style-name="ce11">
            <text:p>556,276</text:p>
          </table:table-cell>
          <table:table-cell office:value-type="float" office:value="270751" table:style-name="ce11">
            <text:p>270,751</text:p>
          </table:table-cell>
          <table:table-cell office:value-type="float" office:value="285525" table:style-name="ce23">
            <text:p>285,52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3159" table:style-name="ce9">
            <text:p>153,159</text:p>
          </table:table-cell>
          <table:table-cell office:value-type="float" office:value="386206" table:style-name="ce11">
            <text:p>386,206</text:p>
          </table:table-cell>
          <table:table-cell office:value-type="float" office:value="189577" table:style-name="ce11">
            <text:p>189,577</text:p>
          </table:table-cell>
          <table:table-cell office:value-type="float" office:value="196629" table:style-name="ce23">
            <text:p>196,62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7510" table:style-name="ce9">
            <text:p>167,510</text:p>
          </table:table-cell>
          <table:table-cell office:value-type="float" office:value="412856" table:style-name="ce11">
            <text:p>412,856</text:p>
          </table:table-cell>
          <table:table-cell office:value-type="float" office:value="199828" table:style-name="ce11">
            <text:p>199,828</text:p>
          </table:table-cell>
          <table:table-cell office:value-type="float" office:value="213028" table:style-name="ce23">
            <text:p>213,02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306" table:style-name="ce9">
            <text:p>91,306</text:p>
          </table:table-cell>
          <table:table-cell office:value-type="float" office:value="220602" table:style-name="ce11">
            <text:p>220,602</text:p>
          </table:table-cell>
          <table:table-cell office:value-type="float" office:value="104613" table:style-name="ce11">
            <text:p>104,613</text:p>
          </table:table-cell>
          <table:table-cell office:value-type="float" office:value="115989" table:style-name="ce23">
            <text:p>115,98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7560" table:style-name="ce9">
            <text:p>157,560</text:p>
          </table:table-cell>
          <table:table-cell office:value-type="float" office:value="419962" table:style-name="ce11">
            <text:p>419,962</text:p>
          </table:table-cell>
          <table:table-cell office:value-type="float" office:value="204607" table:style-name="ce11">
            <text:p>204,607</text:p>
          </table:table-cell>
          <table:table-cell office:value-type="float" office:value="215355" table:style-name="ce23">
            <text:p>215,3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9126" table:style-name="ce9">
            <text:p>129,126</text:p>
          </table:table-cell>
          <table:table-cell office:value-type="float" office:value="303288" table:style-name="ce11">
            <text:p>303,288</text:p>
          </table:table-cell>
          <table:table-cell office:value-type="float" office:value="145500" table:style-name="ce11">
            <text:p>145,500</text:p>
          </table:table-cell>
          <table:table-cell office:value-type="float" office:value="157788" table:style-name="ce23">
            <text:p>157,7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191" table:style-name="ce9">
            <text:p>67,191</text:p>
          </table:table-cell>
          <table:table-cell office:value-type="float" office:value="183982" table:style-name="ce11">
            <text:p>183,982</text:p>
          </table:table-cell>
          <table:table-cell office:value-type="float" office:value="91685" table:style-name="ce11">
            <text:p>91,685</text:p>
          </table:table-cell>
          <table:table-cell office:value-type="float" office:value="92297" table:style-name="ce23">
            <text:p>92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0958" table:style-name="ce9">
            <text:p>30,958</text:p>
          </table:table-cell>
          <table:table-cell office:value-type="float" office:value="86780" table:style-name="ce11">
            <text:p>86,780</text:p>
          </table:table-cell>
          <table:table-cell office:value-type="float" office:value="43499" table:style-name="ce11">
            <text:p>43,499</text:p>
          </table:table-cell>
          <table:table-cell office:value-type="float" office:value="43281" table:style-name="ce23">
            <text:p>43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3893" table:style-name="ce9">
            <text:p>43,893</text:p>
          </table:table-cell>
          <table:table-cell office:value-type="float" office:value="116338" table:style-name="ce11">
            <text:p>116,338</text:p>
          </table:table-cell>
          <table:table-cell office:value-type="float" office:value="58176" table:style-name="ce11">
            <text:p>58,176</text:p>
          </table:table-cell>
          <table:table-cell office:value-type="float" office:value="58162" table:style-name="ce23">
            <text:p>58,1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9930" table:style-name="ce9">
            <text:p>79,930</text:p>
          </table:table-cell>
          <table:table-cell office:value-type="float" office:value="177988" table:style-name="ce11">
            <text:p>177,988</text:p>
          </table:table-cell>
          <table:table-cell office:value-type="float" office:value="85192" table:style-name="ce11">
            <text:p>85,192</text:p>
          </table:table-cell>
          <table:table-cell office:value-type="float" office:value="92796" table:style-name="ce23">
            <text:p>92,7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9548" table:style-name="ce9">
            <text:p>89,548</text:p>
          </table:table-cell>
          <table:table-cell office:value-type="float" office:value="203069" table:style-name="ce11">
            <text:p>203,069</text:p>
          </table:table-cell>
          <table:table-cell office:value-type="float" office:value="98870" table:style-name="ce11">
            <text:p>98,870</text:p>
          </table:table-cell>
          <table:table-cell office:value-type="float" office:value="104199" table:style-name="ce23">
            <text:p>104,1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57" table:style-name="ce9">
            <text:p>16,157</text:p>
          </table:table-cell>
          <table:table-cell office:value-type="float" office:value="39571" table:style-name="ce11">
            <text:p>39,571</text:p>
          </table:table-cell>
          <table:table-cell office:value-type="float" office:value="19973" table:style-name="ce11">
            <text:p>19,973</text:p>
          </table:table-cell>
          <table:table-cell office:value-type="float" office:value="19598" table:style-name="ce23">
            <text:p>19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8143" table:style-name="ce9">
            <text:p>88,143</text:p>
          </table:table-cell>
          <table:table-cell office:value-type="float" office:value="237503" table:style-name="ce11">
            <text:p>237,503</text:p>
          </table:table-cell>
          <table:table-cell office:value-type="float" office:value="116839" table:style-name="ce11">
            <text:p>116,839</text:p>
          </table:table-cell>
          <table:table-cell office:value-type="float" office:value="120664" table:style-name="ce23">
            <text:p>120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408" table:style-name="ce9">
            <text:p>72,408</text:p>
          </table:table-cell>
          <table:table-cell office:value-type="float" office:value="201752" table:style-name="ce11">
            <text:p>201,752</text:p>
          </table:table-cell>
          <table:table-cell office:value-type="float" office:value="98921" table:style-name="ce11">
            <text:p>98,921</text:p>
          </table:table-cell>
          <table:table-cell office:value-type="float" office:value="102831" table:style-name="ce23">
            <text:p>102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3498" table:style-name="ce9">
            <text:p>33,498</text:p>
          </table:table-cell>
          <table:table-cell office:value-type="float" office:value="87803" table:style-name="ce11">
            <text:p>87,803</text:p>
          </table:table-cell>
          <table:table-cell office:value-type="float" office:value="44208" table:style-name="ce11">
            <text:p>44,208</text:p>
          </table:table-cell>
          <table:table-cell office:value-type="float" office:value="43595" table:style-name="ce23">
            <text:p>43,5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825" table:style-name="ce9">
            <text:p>28,825</text:p>
          </table:table-cell>
          <table:table-cell office:value-type="float" office:value="78765" table:style-name="ce11">
            <text:p>78,765</text:p>
          </table:table-cell>
          <table:table-cell office:value-type="float" office:value="38895" table:style-name="ce11">
            <text:p>38,895</text:p>
          </table:table-cell>
          <table:table-cell office:value-type="float" office:value="39870" table:style-name="ce23">
            <text:p>39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6127" table:style-name="ce9">
            <text:p>46,127</text:p>
          </table:table-cell>
          <table:table-cell office:value-type="float" office:value="114713" table:style-name="ce11">
            <text:p>114,713</text:p>
          </table:table-cell>
          <table:table-cell office:value-type="float" office:value="55734" table:style-name="ce11">
            <text:p>55,734</text:p>
          </table:table-cell>
          <table:table-cell office:value-type="float" office:value="58979" table:style-name="ce23">
            <text:p>58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05" table:style-name="ce9">
            <text:p>9,705</text:p>
          </table:table-cell>
          <table:table-cell office:value-type="float" office:value="23699" table:style-name="ce11">
            <text:p>23,699</text:p>
          </table:table-cell>
          <table:table-cell office:value-type="float" office:value="11846" table:style-name="ce11">
            <text:p>11,846</text:p>
          </table:table-cell>
          <table:table-cell office:value-type="float" office:value="11853" table:style-name="ce23">
            <text:p>11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15" table:style-name="ce9">
            <text:p>3,415</text:p>
          </table:table-cell>
          <table:table-cell office:value-type="float" office:value="7624" table:style-name="ce11">
            <text:p>7,624</text:p>
          </table:table-cell>
          <table:table-cell office:value-type="float" office:value="4157" table:style-name="ce11">
            <text:p>4,157</text:p>
          </table:table-cell>
          <table:table-cell office:value-type="float" office:value="3467" table:style-name="ce23">
            <text:p>3,4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38" table:style-name="ce9">
            <text:p>2,538</text:p>
          </table:table-cell>
          <table:table-cell office:value-type="float" office:value="6678" table:style-name="ce11">
            <text:p>6,678</text:p>
          </table:table-cell>
          <table:table-cell office:value-type="float" office:value="3641" table:style-name="ce11">
            <text:p>3,641</text:p>
          </table:table-cell>
          <table:table-cell office:value-type="float" office:value="3037" table:style-name="ce23">
            <text:p>3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48" table:style-name="ce9">
            <text:p>9,548</text:p>
          </table:table-cell>
          <table:table-cell office:value-type="float" office:value="22768" table:style-name="ce11">
            <text:p>22,768</text:p>
          </table:table-cell>
          <table:table-cell office:value-type="float" office:value="11703" table:style-name="ce11">
            <text:p>11,703</text:p>
          </table:table-cell>
          <table:table-cell office:value-type="float" office:value="11065" table:style-name="ce23">
            <text:p>11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9" table:style-name="ce9">
            <text:p>4,299</text:p>
          </table:table-cell>
          <table:table-cell office:value-type="float" office:value="11874" table:style-name="ce11">
            <text:p>11,874</text:p>
          </table:table-cell>
          <table:table-cell office:value-type="float" office:value="6171" table:style-name="ce11">
            <text:p>6,171</text:p>
          </table:table-cell>
          <table:table-cell office:value-type="float" office:value="5703" table:style-name="ce23">
            <text:p>5,7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194" table:style-name="ce9">
            <text:p>15,194</text:p>
          </table:table-cell>
          <table:table-cell office:value-type="float" office:value="39380" table:style-name="ce11">
            <text:p>39,380</text:p>
          </table:table-cell>
          <table:table-cell office:value-type="float" office:value="19646" table:style-name="ce11">
            <text:p>19,646</text:p>
          </table:table-cell>
          <table:table-cell office:value-type="float" office:value="19734" table:style-name="ce23">
            <text:p>19,7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80" table:style-name="ce9">
            <text:p>2,280</text:p>
          </table:table-cell>
          <table:table-cell office:value-type="float" office:value="4559" table:style-name="ce11">
            <text:p>4,559</text:p>
          </table:table-cell>
          <table:table-cell office:value-type="float" office:value="2531" table:style-name="ce11">
            <text:p>2,531</text:p>
          </table:table-cell>
          <table:table-cell office:value-type="float" office:value="2028" table:style-name="ce23">
            <text:p>2,0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84" table:style-name="ce9">
            <text:p>3,784</text:p>
          </table:table-cell>
          <table:table-cell office:value-type="float" office:value="8698" table:style-name="ce11">
            <text:p>8,698</text:p>
          </table:table-cell>
          <table:table-cell office:value-type="float" office:value="4710" table:style-name="ce11">
            <text:p>4,710</text:p>
          </table:table-cell>
          <table:table-cell office:value-type="float" office:value="3988" table:style-name="ce23">
            <text:p>3,9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62" table:style-name="ce9">
            <text:p>4,362</text:p>
          </table:table-cell>
          <table:table-cell office:value-type="float" office:value="12072" table:style-name="ce11">
            <text:p>12,072</text:p>
          </table:table-cell>
          <table:table-cell office:value-type="float" office:value="6167" table:style-name="ce11">
            <text:p>6,167</text:p>
          </table:table-cell>
          <table:table-cell office:value-type="float" office:value="5905" table:style-name="ce23">
            <text:p>5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47" table:style-name="ce9">
            <text:p>7,147</text:p>
          </table:table-cell>
          <table:table-cell office:value-type="float" office:value="21414" table:style-name="ce11">
            <text:p>21,414</text:p>
          </table:table-cell>
          <table:table-cell office:value-type="float" office:value="10544" table:style-name="ce11">
            <text:p>10,544</text:p>
          </table:table-cell>
          <table:table-cell office:value-type="float" office:value="10870" table:style-name="ce23">
            <text:p>10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16" table:style-name="ce9">
            <text:p>7,516</text:p>
          </table:table-cell>
          <table:table-cell office:value-type="float" office:value="21920" table:style-name="ce11">
            <text:p>21,920</text:p>
          </table:table-cell>
          <table:table-cell office:value-type="float" office:value="10994" table:style-name="ce11">
            <text:p>10,994</text:p>
          </table:table-cell>
          <table:table-cell office:value-type="float" office:value="10926" table:style-name="ce23">
            <text:p>10,92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4" table:style-name="ce16">
            <text:p>1,904</text:p>
          </table:table-cell>
          <table:table-cell office:value-type="float" office:value="6420" table:style-name="ce18">
            <text:p>6,420</text:p>
          </table:table-cell>
          <table:table-cell office:value-type="float" office:value="3131" table:style-name="ce18">
            <text:p>3,131</text:p>
          </table:table-cell>
          <table:table-cell office:value-type="float" office:value="3289" table:style-name="ce19">
            <text:p>3,289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24295" table:style-name="ce71">
            <text:p>824,295</text:p>
          </table:table-cell>
          <table:table-cell office:value-type="float" office:value="2245059" table:style-name="ce79">
            <text:p>2,245,059</text:p>
          </table:table-cell>
          <table:table-cell office:value-type="float" office:value="1114438" table:style-name="ce79">
            <text:p>1,114,438</text:p>
          </table:table-cell>
          <table:table-cell office:value-type="float" office:value="1130621" table:style-name="ce83">
            <text:p>1,130,62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2886" table:style-name="ce52">
            <text:p>172,886</text:p>
          </table:table-cell>
          <table:table-cell office:value-type="float" office:value="451906" table:style-name="ce11">
            <text:p>451,906</text:p>
          </table:table-cell>
          <table:table-cell office:value-type="float" office:value="218882" table:style-name="ce11">
            <text:p>218,882</text:p>
          </table:table-cell>
          <table:table-cell office:value-type="float" office:value="233024" table:style-name="ce23">
            <text:p>233,02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6523" table:style-name="ce52">
            <text:p>156,523</text:p>
          </table:table-cell>
          <table:table-cell office:value-type="float" office:value="416680" table:style-name="ce11">
            <text:p>416,680</text:p>
          </table:table-cell>
          <table:table-cell office:value-type="float" office:value="204651" table:style-name="ce11">
            <text:p>204,651</text:p>
          </table:table-cell>
          <table:table-cell office:value-type="float" office:value="212029" table:style-name="ce23">
            <text:p>212,02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407" table:style-name="ce52">
            <text:p>33,407</text:p>
          </table:table-cell>
          <table:table-cell office:value-type="float" office:value="95388" table:style-name="ce11">
            <text:p>95,388</text:p>
          </table:table-cell>
          <table:table-cell office:value-type="float" office:value="48448" table:style-name="ce11">
            <text:p>48,448</text:p>
          </table:table-cell>
          <table:table-cell office:value-type="float" office:value="46940" table:style-name="ce23">
            <text:p>46,94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0956" table:style-name="ce52">
            <text:p>60,956</text:p>
          </table:table-cell>
          <table:table-cell office:value-type="float" office:value="172718" table:style-name="ce11">
            <text:p>172,718</text:p>
          </table:table-cell>
          <table:table-cell office:value-type="float" office:value="86808" table:style-name="ce11">
            <text:p>86,808</text:p>
          </table:table-cell>
          <table:table-cell office:value-type="float" office:value="85910" table:style-name="ce23">
            <text:p>85,91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0319" table:style-name="ce52">
            <text:p>60,319</text:p>
          </table:table-cell>
          <table:table-cell office:value-type="float" office:value="166323" table:style-name="ce11">
            <text:p>166,323</text:p>
          </table:table-cell>
          <table:table-cell office:value-type="float" office:value="82439" table:style-name="ce11">
            <text:p>82,439</text:p>
          </table:table-cell>
          <table:table-cell office:value-type="float" office:value="83884" table:style-name="ce23">
            <text:p>83,88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4823" table:style-name="ce52">
            <text:p>34,823</text:p>
          </table:table-cell>
          <table:table-cell office:value-type="float" office:value="92799" table:style-name="ce11">
            <text:p>92,799</text:p>
          </table:table-cell>
          <table:table-cell office:value-type="float" office:value="47240" table:style-name="ce11">
            <text:p>47,240</text:p>
          </table:table-cell>
          <table:table-cell office:value-type="float" office:value="45559" table:style-name="ce23">
            <text:p>45,55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3881" table:style-name="ce52">
            <text:p>63,881</text:p>
          </table:table-cell>
          <table:table-cell office:value-type="float" office:value="162628" table:style-name="ce11">
            <text:p>162,628</text:p>
          </table:table-cell>
          <table:table-cell office:value-type="float" office:value="80723" table:style-name="ce11">
            <text:p>80,723</text:p>
          </table:table-cell>
          <table:table-cell office:value-type="float" office:value="81905" table:style-name="ce23">
            <text:p>81,90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4045" table:style-name="ce52">
            <text:p>74,045</text:p>
          </table:table-cell>
          <table:table-cell office:value-type="float" office:value="205388" table:style-name="ce11">
            <text:p>205,388</text:p>
          </table:table-cell>
          <table:table-cell office:value-type="float" office:value="102413" table:style-name="ce11">
            <text:p>102,413</text:p>
          </table:table-cell>
          <table:table-cell office:value-type="float" office:value="102975" table:style-name="ce23">
            <text:p>102,97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198" table:style-name="ce52">
            <text:p>43,198</text:p>
          </table:table-cell>
          <table:table-cell office:value-type="float" office:value="123942" table:style-name="ce11">
            <text:p>123,942</text:p>
          </table:table-cell>
          <table:table-cell office:value-type="float" office:value="61897" table:style-name="ce11">
            <text:p>61,897</text:p>
          </table:table-cell>
          <table:table-cell office:value-type="float" office:value="62045" table:style-name="ce23">
            <text:p>62,04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9656" table:style-name="ce52">
            <text:p>79,656</text:p>
          </table:table-cell>
          <table:table-cell office:value-type="float" office:value="228098" table:style-name="ce11">
            <text:p>228,098</text:p>
          </table:table-cell>
          <table:table-cell office:value-type="float" office:value="113102" table:style-name="ce11">
            <text:p>113,102</text:p>
          </table:table-cell>
          <table:table-cell office:value-type="float" office:value="114996" table:style-name="ce23">
            <text:p>114,99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878" table:style-name="ce52">
            <text:p>16,878</text:p>
          </table:table-cell>
          <table:table-cell office:value-type="float" office:value="49248" table:style-name="ce11">
            <text:p>49,248</text:p>
          </table:table-cell>
          <table:table-cell office:value-type="float" office:value="26184" table:style-name="ce11">
            <text:p>26,184</text:p>
          </table:table-cell>
          <table:table-cell office:value-type="float" office:value="23064" table:style-name="ce23">
            <text:p>23,06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3873" table:style-name="ce52">
            <text:p>23,873</text:p>
          </table:table-cell>
          <table:table-cell office:value-type="float" office:value="67782" table:style-name="ce11">
            <text:p>67,782</text:p>
          </table:table-cell>
          <table:table-cell office:value-type="float" office:value="35077" table:style-name="ce11">
            <text:p>35,077</text:p>
          </table:table-cell>
          <table:table-cell office:value-type="float" office:value="32705" table:style-name="ce23">
            <text:p>32,705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0" table:style-name="ce53">
            <text:p>3,850</text:p>
          </table:table-cell>
          <table:table-cell office:value-type="float" office:value="12159" table:style-name="ce18">
            <text:p>12,159</text:p>
          </table:table-cell>
          <table:table-cell office:value-type="float" office:value="6574" table:style-name="ce18">
            <text:p>6,574</text:p>
          </table:table-cell>
          <table:table-cell office:value-type="float" office:value="5585" table:style-name="ce19">
            <text:p>5,585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1184" table:style-name="ce71">
            <text:p>1,061,184</text:p>
          </table:table-cell>
          <table:table-cell office:value-type="float" office:value="2646204" table:style-name="ce79">
            <text:p>2,646,204</text:p>
          </table:table-cell>
          <table:table-cell office:value-type="float" office:value="1260951" table:style-name="ce79">
            <text:p>1,260,951</text:p>
          </table:table-cell>
          <table:table-cell office:value-type="float" office:value="1385253" table:style-name="ce73">
            <text:p>1,385,2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365" table:style-name="ce52">
            <text:p>81,365</text:p>
          </table:table-cell>
          <table:table-cell office:value-type="float" office:value="204066" table:style-name="ce11">
            <text:p>204,066</text:p>
          </table:table-cell>
          <table:table-cell office:value-type="float" office:value="95469" table:style-name="ce11">
            <text:p>95,469</text:p>
          </table:table-cell>
          <table:table-cell office:value-type="float" office:value="108597" table:style-name="ce10">
            <text:p>108,5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98" table:style-name="ce52">
            <text:p>89,498</text:p>
          </table:table-cell>
          <table:table-cell office:value-type="float" office:value="220274" table:style-name="ce11">
            <text:p>220,274</text:p>
          </table:table-cell>
          <table:table-cell office:value-type="float" office:value="104793" table:style-name="ce11">
            <text:p>104,793</text:p>
          </table:table-cell>
          <table:table-cell office:value-type="float" office:value="115481" table:style-name="ce10">
            <text:p>115,4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726" table:style-name="ce52">
            <text:p>121,726</text:p>
          </table:table-cell>
          <table:table-cell office:value-type="float" office:value="307561" table:style-name="ce11">
            <text:p>307,561</text:p>
          </table:table-cell>
          <table:table-cell office:value-type="float" office:value="143140" table:style-name="ce11">
            <text:p>143,140</text:p>
          </table:table-cell>
          <table:table-cell office:value-type="float" office:value="164421" table:style-name="ce10">
            <text:p>164,4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798" table:style-name="ce52">
            <text:p>100,798</text:p>
          </table:table-cell>
          <table:table-cell office:value-type="float" office:value="227554" table:style-name="ce11">
            <text:p>227,554</text:p>
          </table:table-cell>
          <table:table-cell office:value-type="float" office:value="105608" table:style-name="ce11">
            <text:p>105,608</text:p>
          </table:table-cell>
          <table:table-cell office:value-type="float" office:value="121946" table:style-name="ce10">
            <text:p>121,9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11" table:style-name="ce52">
            <text:p>65,711</text:p>
          </table:table-cell>
          <table:table-cell office:value-type="float" office:value="157823" table:style-name="ce11">
            <text:p>157,823</text:p>
          </table:table-cell>
          <table:table-cell office:value-type="float" office:value="75174" table:style-name="ce11">
            <text:p>75,174</text:p>
          </table:table-cell>
          <table:table-cell office:value-type="float" office:value="82649" table:style-name="ce10">
            <text:p>82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26" table:style-name="ce52">
            <text:p>51,926</text:p>
          </table:table-cell>
          <table:table-cell office:value-type="float" office:value="126099" table:style-name="ce11">
            <text:p>126,099</text:p>
          </table:table-cell>
          <table:table-cell office:value-type="float" office:value="61237" table:style-name="ce11">
            <text:p>61,237</text:p>
          </table:table-cell>
          <table:table-cell office:value-type="float" office:value="64862" table:style-name="ce10">
            <text:p>64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347" table:style-name="ce52">
            <text:p>79,347</text:p>
          </table:table-cell>
          <table:table-cell office:value-type="float" office:value="187333" table:style-name="ce11">
            <text:p>187,333</text:p>
          </table:table-cell>
          <table:table-cell office:value-type="float" office:value="91809" table:style-name="ce11">
            <text:p>91,809</text:p>
          </table:table-cell>
          <table:table-cell office:value-type="float" office:value="95524" table:style-name="ce10">
            <text:p>95,5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361" table:style-name="ce52">
            <text:p>107,361</text:p>
          </table:table-cell>
          <table:table-cell office:value-type="float" office:value="271963" table:style-name="ce11">
            <text:p>271,963</text:p>
          </table:table-cell>
          <table:table-cell office:value-type="float" office:value="130153" table:style-name="ce11">
            <text:p>130,153</text:p>
          </table:table-cell>
          <table:table-cell office:value-type="float" office:value="141810" table:style-name="ce10">
            <text:p>141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664" table:style-name="ce52">
            <text:p>47,664</text:p>
          </table:table-cell>
          <table:table-cell office:value-type="float" office:value="120390" table:style-name="ce11">
            <text:p>120,390</text:p>
          </table:table-cell>
          <table:table-cell office:value-type="float" office:value="58818" table:style-name="ce11">
            <text:p>58,818</text:p>
          </table:table-cell>
          <table:table-cell office:value-type="float" office:value="61572" table:style-name="ce10">
            <text:p>61,5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625" table:style-name="ce52">
            <text:p>109,625</text:p>
          </table:table-cell>
          <table:table-cell office:value-type="float" office:value="286032" table:style-name="ce11">
            <text:p>286,032</text:p>
          </table:table-cell>
          <table:table-cell office:value-type="float" office:value="136310" table:style-name="ce11">
            <text:p>136,310</text:p>
          </table:table-cell>
          <table:table-cell office:value-type="float" office:value="149722" table:style-name="ce10">
            <text:p>149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169" table:style-name="ce52">
            <text:p>108,169</text:p>
          </table:table-cell>
          <table:table-cell office:value-type="float" office:value="283715" table:style-name="ce11">
            <text:p>283,715</text:p>
          </table:table-cell>
          <table:table-cell office:value-type="float" office:value="136728" table:style-name="ce11">
            <text:p>136,728</text:p>
          </table:table-cell>
          <table:table-cell office:value-type="float" office:value="146987" table:style-name="ce10">
            <text:p>146,98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994" table:style-name="ce53">
            <text:p>97,994</text:p>
          </table:table-cell>
          <table:table-cell office:value-type="float" office:value="253394" table:style-name="ce18">
            <text:p>253,394</text:p>
          </table:table-cell>
          <table:table-cell office:value-type="float" office:value="121712" table:style-name="ce18">
            <text:p>121,712</text:p>
          </table:table-cell>
          <table:table-cell office:value-type="float" office:value="131682" table:style-name="ce17">
            <text:p>131,682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85583" table:style-name="ce71">
            <text:p>985,583</text:p>
          </table:table-cell>
          <table:table-cell office:value-type="float" office:value="2813397" table:style-name="ce79">
            <text:p>2,813,397</text:p>
          </table:table-cell>
          <table:table-cell office:value-type="float" office:value="1383437" table:style-name="ce79">
            <text:p>1,383,437</text:p>
          </table:table-cell>
          <table:table-cell office:value-type="float" office:value="1429960" table:style-name="ce73">
            <text:p>1,429,96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61" table:style-name="ce52">
            <text:p>7,961</text:p>
          </table:table-cell>
          <table:table-cell office:value-type="float" office:value="18383" table:style-name="ce11">
            <text:p>18,383</text:p>
          </table:table-cell>
          <table:table-cell office:value-type="float" office:value="9085" table:style-name="ce11">
            <text:p>9,085</text:p>
          </table:table-cell>
          <table:table-cell office:value-type="float" office:value="9298" table:style-name="ce10">
            <text:p>9,29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518" table:style-name="ce52">
            <text:p>28,518</text:p>
          </table:table-cell>
          <table:table-cell office:value-type="float" office:value="76009" table:style-name="ce11">
            <text:p>76,009</text:p>
          </table:table-cell>
          <table:table-cell office:value-type="float" office:value="37704" table:style-name="ce11">
            <text:p>37,704</text:p>
          </table:table-cell>
          <table:table-cell office:value-type="float" office:value="38305" table:style-name="ce10">
            <text:p>38,30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594" table:style-name="ce52">
            <text:p>49,594</text:p>
          </table:table-cell>
          <table:table-cell office:value-type="float" office:value="126543" table:style-name="ce11">
            <text:p>126,543</text:p>
          </table:table-cell>
          <table:table-cell office:value-type="float" office:value="60561" table:style-name="ce11">
            <text:p>60,561</text:p>
          </table:table-cell>
          <table:table-cell office:value-type="float" office:value="65982" table:style-name="ce10">
            <text:p>65,98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060" table:style-name="ce52">
            <text:p>46,060</text:p>
          </table:table-cell>
          <table:table-cell office:value-type="float" office:value="115278" table:style-name="ce11">
            <text:p>115,278</text:p>
          </table:table-cell>
          <table:table-cell office:value-type="float" office:value="54632" table:style-name="ce11">
            <text:p>54,632</text:p>
          </table:table-cell>
          <table:table-cell office:value-type="float" office:value="60646" table:style-name="ce10">
            <text:p>60,64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233" table:style-name="ce52">
            <text:p>60,233</text:p>
          </table:table-cell>
          <table:table-cell office:value-type="float" office:value="147444" table:style-name="ce11">
            <text:p>147,444</text:p>
          </table:table-cell>
          <table:table-cell office:value-type="float" office:value="70320" table:style-name="ce11">
            <text:p>70,320</text:p>
          </table:table-cell>
          <table:table-cell office:value-type="float" office:value="77124" table:style-name="ce10">
            <text:p>77,12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8329" table:style-name="ce52">
            <text:p>88,329</text:p>
          </table:table-cell>
          <table:table-cell office:value-type="float" office:value="230218" table:style-name="ce11">
            <text:p>230,218</text:p>
          </table:table-cell>
          <table:table-cell office:value-type="float" office:value="110290" table:style-name="ce11">
            <text:p>110,290</text:p>
          </table:table-cell>
          <table:table-cell office:value-type="float" office:value="119928" table:style-name="ce10">
            <text:p>119,92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4676" table:style-name="ce52">
            <text:p>64,676</text:p>
          </table:table-cell>
          <table:table-cell office:value-type="float" office:value="172747" table:style-name="ce11">
            <text:p>172,747</text:p>
          </table:table-cell>
          <table:table-cell office:value-type="float" office:value="82544" table:style-name="ce11">
            <text:p>82,544</text:p>
          </table:table-cell>
          <table:table-cell office:value-type="float" office:value="90203" table:style-name="ce10">
            <text:p>90,20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4572" table:style-name="ce52">
            <text:p>104,572</text:p>
          </table:table-cell>
          <table:table-cell office:value-type="float" office:value="283092" table:style-name="ce11">
            <text:p>283,092</text:p>
          </table:table-cell>
          <table:table-cell office:value-type="float" office:value="135265" table:style-name="ce11">
            <text:p>135,265</text:p>
          </table:table-cell>
          <table:table-cell office:value-type="float" office:value="147827" table:style-name="ce10">
            <text:p>147,82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706" table:style-name="ce52">
            <text:p>54,706</text:p>
          </table:table-cell>
          <table:table-cell office:value-type="float" office:value="166877" table:style-name="ce11">
            <text:p>166,877</text:p>
          </table:table-cell>
          <table:table-cell office:value-type="float" office:value="82272" table:style-name="ce11">
            <text:p>82,272</text:p>
          </table:table-cell>
          <table:table-cell office:value-type="float" office:value="84605" table:style-name="ce10">
            <text:p>84,60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24" table:style-name="ce52">
            <text:p>17,424</text:p>
          </table:table-cell>
          <table:table-cell office:value-type="float" office:value="49837" table:style-name="ce11">
            <text:p>49,837</text:p>
          </table:table-cell>
          <table:table-cell office:value-type="float" office:value="25551" table:style-name="ce11">
            <text:p>25,551</text:p>
          </table:table-cell>
          <table:table-cell office:value-type="float" office:value="24286" table:style-name="ce10">
            <text:p>24,28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489" table:style-name="ce52">
            <text:p>23,489</text:p>
          </table:table-cell>
          <table:table-cell office:value-type="float" office:value="76854" table:style-name="ce11">
            <text:p>76,854</text:p>
          </table:table-cell>
          <table:table-cell office:value-type="float" office:value="38535" table:style-name="ce11">
            <text:p>38,535</text:p>
          </table:table-cell>
          <table:table-cell office:value-type="float" office:value="38319" table:style-name="ce10">
            <text:p>38,31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524" table:style-name="ce52">
            <text:p>28,524</text:p>
          </table:table-cell>
          <table:table-cell office:value-type="float" office:value="87495" table:style-name="ce11">
            <text:p>87,495</text:p>
          </table:table-cell>
          <table:table-cell office:value-type="float" office:value="44772" table:style-name="ce11">
            <text:p>44,772</text:p>
          </table:table-cell>
          <table:table-cell office:value-type="float" office:value="42723" table:style-name="ce10">
            <text:p>42,7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627" table:style-name="ce52">
            <text:p>30,627</text:p>
          </table:table-cell>
          <table:table-cell office:value-type="float" office:value="94672" table:style-name="ce11">
            <text:p>94,672</text:p>
          </table:table-cell>
          <table:table-cell office:value-type="float" office:value="47702" table:style-name="ce11">
            <text:p>47,702</text:p>
          </table:table-cell>
          <table:table-cell office:value-type="float" office:value="46970" table:style-name="ce10">
            <text:p>46,97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606" table:style-name="ce52">
            <text:p>18,606</text:p>
          </table:table-cell>
          <table:table-cell office:value-type="float" office:value="58907" table:style-name="ce11">
            <text:p>58,907</text:p>
          </table:table-cell>
          <table:table-cell office:value-type="float" office:value="29533" table:style-name="ce11">
            <text:p>29,533</text:p>
          </table:table-cell>
          <table:table-cell office:value-type="float" office:value="29374" table:style-name="ce10">
            <text:p>29,37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620" table:style-name="ce52">
            <text:p>16,620</text:p>
          </table:table-cell>
          <table:table-cell office:value-type="float" office:value="54657" table:style-name="ce11">
            <text:p>54,657</text:p>
          </table:table-cell>
          <table:table-cell office:value-type="float" office:value="27688" table:style-name="ce11">
            <text:p>27,688</text:p>
          </table:table-cell>
          <table:table-cell office:value-type="float" office:value="26969" table:style-name="ce10">
            <text:p>26,96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19957" table:style-name="ce52">
            <text:p>19,957</text:p>
          </table:table-cell>
          <table:table-cell office:value-type="float" office:value="65643" table:style-name="ce11">
            <text:p>65,643</text:p>
          </table:table-cell>
          <table:table-cell office:value-type="float" office:value="33427" table:style-name="ce11">
            <text:p>33,427</text:p>
          </table:table-cell>
          <table:table-cell office:value-type="float" office:value="32216" table:style-name="ce10">
            <text:p>32,21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128" table:style-name="ce52">
            <text:p>37,128</text:p>
          </table:table-cell>
          <table:table-cell office:value-type="float" office:value="109349" table:style-name="ce11">
            <text:p>109,349</text:p>
          </table:table-cell>
          <table:table-cell office:value-type="float" office:value="53996" table:style-name="ce11">
            <text:p>53,996</text:p>
          </table:table-cell>
          <table:table-cell office:value-type="float" office:value="55353" table:style-name="ce10">
            <text:p>55,35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269" table:style-name="ce52">
            <text:p>30,269</text:p>
          </table:table-cell>
          <table:table-cell office:value-type="float" office:value="95771" table:style-name="ce11">
            <text:p>95,771</text:p>
          </table:table-cell>
          <table:table-cell office:value-type="float" office:value="47655" table:style-name="ce11">
            <text:p>47,655</text:p>
          </table:table-cell>
          <table:table-cell office:value-type="float" office:value="48116" table:style-name="ce10">
            <text:p>48,11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39" table:style-name="ce52">
            <text:p>7,639</text:p>
          </table:table-cell>
          <table:table-cell office:value-type="float" office:value="24318" table:style-name="ce11">
            <text:p>24,318</text:p>
          </table:table-cell>
          <table:table-cell office:value-type="float" office:value="12614" table:style-name="ce11">
            <text:p>12,614</text:p>
          </table:table-cell>
          <table:table-cell office:value-type="float" office:value="11704" table:style-name="ce10">
            <text:p>11,70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13" table:style-name="ce52">
            <text:p>4,913</text:p>
          </table:table-cell>
          <table:table-cell office:value-type="float" office:value="14802" table:style-name="ce11">
            <text:p>14,802</text:p>
          </table:table-cell>
          <table:table-cell office:value-type="float" office:value="7665" table:style-name="ce11">
            <text:p>7,665</text:p>
          </table:table-cell>
          <table:table-cell office:value-type="float" office:value="7137" table:style-name="ce10">
            <text:p>7,13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10" table:style-name="ce52">
            <text:p>9,910</text:p>
          </table:table-cell>
          <table:table-cell office:value-type="float" office:value="32241" table:style-name="ce11">
            <text:p>32,241</text:p>
          </table:table-cell>
          <table:table-cell office:value-type="float" office:value="16437" table:style-name="ce11">
            <text:p>16,437</text:p>
          </table:table-cell>
          <table:table-cell office:value-type="float" office:value="15804" table:style-name="ce10">
            <text:p>15,80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580" table:style-name="ce52">
            <text:p>5,580</text:p>
          </table:table-cell>
          <table:table-cell office:value-type="float" office:value="19110" table:style-name="ce11">
            <text:p>19,110</text:p>
          </table:table-cell>
          <table:table-cell office:value-type="float" office:value="10097" table:style-name="ce11">
            <text:p>10,097</text:p>
          </table:table-cell>
          <table:table-cell office:value-type="float" office:value="9013" table:style-name="ce10">
            <text:p>9,01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545" table:style-name="ce52">
            <text:p>25,545</text:p>
          </table:table-cell>
          <table:table-cell office:value-type="float" office:value="75525" table:style-name="ce11">
            <text:p>75,525</text:p>
          </table:table-cell>
          <table:table-cell office:value-type="float" office:value="37765" table:style-name="ce11">
            <text:p>37,765</text:p>
          </table:table-cell>
          <table:table-cell office:value-type="float" office:value="37760" table:style-name="ce10">
            <text:p>37,76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014" table:style-name="ce52">
            <text:p>18,014</text:p>
          </table:table-cell>
          <table:table-cell office:value-type="float" office:value="57187" table:style-name="ce11">
            <text:p>57,187</text:p>
          </table:table-cell>
          <table:table-cell office:value-type="float" office:value="29185" table:style-name="ce11">
            <text:p>29,185</text:p>
          </table:table-cell>
          <table:table-cell office:value-type="float" office:value="28002" table:style-name="ce10">
            <text:p>28,00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733" table:style-name="ce52">
            <text:p>23,733</text:p>
          </table:table-cell>
          <table:table-cell office:value-type="float" office:value="77935" table:style-name="ce11">
            <text:p>77,935</text:p>
          </table:table-cell>
          <table:table-cell office:value-type="float" office:value="39236" table:style-name="ce11">
            <text:p>39,236</text:p>
          </table:table-cell>
          <table:table-cell office:value-type="float" office:value="38699" table:style-name="ce10">
            <text:p>38,6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608" table:style-name="ce52">
            <text:p>20,608</text:p>
          </table:table-cell>
          <table:table-cell office:value-type="float" office:value="65392" table:style-name="ce11">
            <text:p>65,392</text:p>
          </table:table-cell>
          <table:table-cell office:value-type="float" office:value="33134" table:style-name="ce11">
            <text:p>33,134</text:p>
          </table:table-cell>
          <table:table-cell office:value-type="float" office:value="32258" table:style-name="ce10">
            <text:p>32,25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6481" table:style-name="ce52">
            <text:p>66,481</text:p>
          </table:table-cell>
          <table:table-cell office:value-type="float" office:value="193442" table:style-name="ce11">
            <text:p>193,442</text:p>
          </table:table-cell>
          <table:table-cell office:value-type="float" office:value="95670" table:style-name="ce11">
            <text:p>95,670</text:p>
          </table:table-cell>
          <table:table-cell office:value-type="float" office:value="97772" table:style-name="ce10">
            <text:p>97,77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1276" table:style-name="ce52">
            <text:p>71,276</text:p>
          </table:table-cell>
          <table:table-cell office:value-type="float" office:value="212746" table:style-name="ce11">
            <text:p>212,746</text:p>
          </table:table-cell>
          <table:table-cell office:value-type="float" office:value="104232" table:style-name="ce11">
            <text:p>104,232</text:p>
          </table:table-cell>
          <table:table-cell office:value-type="float" office:value="108514" table:style-name="ce10">
            <text:p>108,51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591" table:style-name="ce53">
            <text:p>4,591</text:p>
          </table:table-cell>
          <table:table-cell office:value-type="float" office:value="10923" table:style-name="ce18">
            <text:p>10,923</text:p>
          </table:table-cell>
          <table:table-cell office:value-type="float" office:value="5870" table:style-name="ce18">
            <text:p>5,870</text:p>
          </table:table-cell>
          <table:table-cell office:value-type="float" office:value="5053" table:style-name="ce17">
            <text:p>5,053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09792" table:style-name="ce75">
            <text:p>1,109,792</text:p>
          </table:table-cell>
          <table:table-cell office:value-type="float" office:value="2773127" table:style-name="ce79">
            <text:p>2,773,127</text:p>
          </table:table-cell>
          <table:table-cell office:value-type="float" office:value="1370115" table:style-name="ce80">
            <text:p>1,370,115</text:p>
          </table:table-cell>
          <table:table-cell office:value-type="float" office:value="1403012" table:style-name="ce72">
            <text:p>1,403,0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929" table:style-name="ce9">
            <text:p>10,929</text:p>
          </table:table-cell>
          <table:table-cell office:value-type="float" office:value="23918" table:style-name="ce11">
            <text:p>23,918</text:p>
          </table:table-cell>
          <table:table-cell office:value-type="float" office:value="11881" table:style-name="ce9">
            <text:p>11,881</text:p>
          </table:table-cell>
          <table:table-cell office:value-type="float" office:value="12037" table:style-name="ce9">
            <text:p>12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370" table:style-name="ce9">
            <text:p>59,370</text:p>
          </table:table-cell>
          <table:table-cell office:value-type="float" office:value="140983" table:style-name="ce11">
            <text:p>140,983</text:p>
          </table:table-cell>
          <table:table-cell office:value-type="float" office:value="67852" table:style-name="ce9">
            <text:p>67,852</text:p>
          </table:table-cell>
          <table:table-cell office:value-type="float" office:value="73131" table:style-name="ce9">
            <text:p>73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185" table:style-name="ce9">
            <text:p>80,185</text:p>
          </table:table-cell>
          <table:table-cell office:value-type="float" office:value="197559" table:style-name="ce11">
            <text:p>197,559</text:p>
          </table:table-cell>
          <table:table-cell office:value-type="float" office:value="94631" table:style-name="ce9">
            <text:p>94,631</text:p>
          </table:table-cell>
          <table:table-cell office:value-type="float" office:value="102928" table:style-name="ce9">
            <text:p>102,9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3357" table:style-name="ce9">
            <text:p>73,357</text:p>
          </table:table-cell>
          <table:table-cell office:value-type="float" office:value="187614" table:style-name="ce11">
            <text:p>187,614</text:p>
          </table:table-cell>
          <table:table-cell office:value-type="float" office:value="91904" table:style-name="ce9">
            <text:p>91,904</text:p>
          </table:table-cell>
          <table:table-cell office:value-type="float" office:value="95710" table:style-name="ce9">
            <text:p>95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779" table:style-name="ce9">
            <text:p>137,779</text:p>
          </table:table-cell>
          <table:table-cell office:value-type="float" office:value="339289" table:style-name="ce11">
            <text:p>339,289</text:p>
          </table:table-cell>
          <table:table-cell office:value-type="float" office:value="163791" table:style-name="ce9">
            <text:p>163,791</text:p>
          </table:table-cell>
          <table:table-cell office:value-type="float" office:value="175498" table:style-name="ce9">
            <text:p>175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78" table:style-name="ce9">
            <text:p>23,178</text:p>
          </table:table-cell>
          <table:table-cell office:value-type="float" office:value="50957" table:style-name="ce11">
            <text:p>50,957</text:p>
          </table:table-cell>
          <table:table-cell office:value-type="float" office:value="24426" table:style-name="ce9">
            <text:p>24,426</text:p>
          </table:table-cell>
          <table:table-cell office:value-type="float" office:value="26531" table:style-name="ce9">
            <text:p>26,5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876" table:style-name="ce9">
            <text:p>12,876</text:p>
          </table:table-cell>
          <table:table-cell office:value-type="float" office:value="26832" table:style-name="ce11">
            <text:p>26,832</text:p>
          </table:table-cell>
          <table:table-cell office:value-type="float" office:value="12695" table:style-name="ce9">
            <text:p>12,695</text:p>
          </table:table-cell>
          <table:table-cell office:value-type="float" office:value="14137" table:style-name="ce9">
            <text:p>14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719" table:style-name="ce9">
            <text:p>72,719</text:p>
          </table:table-cell>
          <table:table-cell office:value-type="float" office:value="168903" table:style-name="ce11">
            <text:p>168,903</text:p>
          </table:table-cell>
          <table:table-cell office:value-type="float" office:value="81034" table:style-name="ce9">
            <text:p>81,034</text:p>
          </table:table-cell>
          <table:table-cell office:value-type="float" office:value="87869" table:style-name="ce9">
            <text:p>87,8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38" table:style-name="ce9">
            <text:p>79,338</text:p>
          </table:table-cell>
          <table:table-cell office:value-type="float" office:value="187652" table:style-name="ce11">
            <text:p>187,652</text:p>
          </table:table-cell>
          <table:table-cell office:value-type="float" office:value="92027" table:style-name="ce9">
            <text:p>92,027</text:p>
          </table:table-cell>
          <table:table-cell office:value-type="float" office:value="95625" table:style-name="ce9">
            <text:p>95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97" table:style-name="ce9">
            <text:p>11,097</text:p>
          </table:table-cell>
          <table:table-cell office:value-type="float" office:value="28199" table:style-name="ce11">
            <text:p>28,199</text:p>
          </table:table-cell>
          <table:table-cell office:value-type="float" office:value="14532" table:style-name="ce9">
            <text:p>14,532</text:p>
          </table:table-cell>
          <table:table-cell office:value-type="float" office:value="13667" table:style-name="ce9">
            <text:p>13,66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049" table:style-name="ce9">
            <text:p>69,049</text:p>
          </table:table-cell>
          <table:table-cell office:value-type="float" office:value="157756" table:style-name="ce11">
            <text:p>157,756</text:p>
          </table:table-cell>
          <table:table-cell office:value-type="float" office:value="78122" table:style-name="ce9">
            <text:p>78,122</text:p>
          </table:table-cell>
          <table:table-cell office:value-type="float" office:value="79634" table:style-name="ce9">
            <text:p>79,6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3159" table:style-name="ce9">
            <text:p>143,159</text:p>
          </table:table-cell>
          <table:table-cell office:value-type="float" office:value="359857" table:style-name="ce11">
            <text:p>359,857</text:p>
          </table:table-cell>
          <table:table-cell office:value-type="float" office:value="175866" table:style-name="ce9">
            <text:p>175,866</text:p>
          </table:table-cell>
          <table:table-cell office:value-type="float" office:value="183991" table:style-name="ce9">
            <text:p>183,9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363" table:style-name="ce9">
            <text:p>26,363</text:p>
          </table:table-cell>
          <table:table-cell office:value-type="float" office:value="69619" table:style-name="ce11">
            <text:p>69,619</text:p>
          </table:table-cell>
          <table:table-cell office:value-type="float" office:value="35091" table:style-name="ce9">
            <text:p>35,091</text:p>
          </table:table-cell>
          <table:table-cell office:value-type="float" office:value="34528" table:style-name="ce9">
            <text:p>34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866" table:style-name="ce9">
            <text:p>42,866</text:p>
          </table:table-cell>
          <table:table-cell office:value-type="float" office:value="112250" table:style-name="ce11">
            <text:p>112,250</text:p>
          </table:table-cell>
          <table:table-cell office:value-type="float" office:value="57357" table:style-name="ce9">
            <text:p>57,357</text:p>
          </table:table-cell>
          <table:table-cell office:value-type="float" office:value="54893" table:style-name="ce9">
            <text:p>54,8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42" table:style-name="ce9">
            <text:p>13,742</text:p>
          </table:table-cell>
          <table:table-cell office:value-type="float" office:value="42160" table:style-name="ce11">
            <text:p>42,160</text:p>
          </table:table-cell>
          <table:table-cell office:value-type="float" office:value="21556" table:style-name="ce9">
            <text:p>21,556</text:p>
          </table:table-cell>
          <table:table-cell office:value-type="float" office:value="20604" table:style-name="ce9">
            <text:p>20,6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01" table:style-name="ce9">
            <text:p>13,201</text:p>
          </table:table-cell>
          <table:table-cell office:value-type="float" office:value="34489" table:style-name="ce11">
            <text:p>34,489</text:p>
          </table:table-cell>
          <table:table-cell office:value-type="float" office:value="17488" table:style-name="ce9">
            <text:p>17,488</text:p>
          </table:table-cell>
          <table:table-cell office:value-type="float" office:value="17001" table:style-name="ce9">
            <text:p>17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5300" table:style-name="ce9">
            <text:p>35,300</text:p>
          </table:table-cell>
          <table:table-cell office:value-type="float" office:value="89445" table:style-name="ce11">
            <text:p>89,445</text:p>
          </table:table-cell>
          <table:table-cell office:value-type="float" office:value="45247" table:style-name="ce9">
            <text:p>45,247</text:p>
          </table:table-cell>
          <table:table-cell office:value-type="float" office:value="44198" table:style-name="ce9">
            <text:p>44,1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011" table:style-name="ce9">
            <text:p>19,011</text:p>
          </table:table-cell>
          <table:table-cell office:value-type="float" office:value="44935" table:style-name="ce11">
            <text:p>44,935</text:p>
          </table:table-cell>
          <table:table-cell office:value-type="float" office:value="22652" table:style-name="ce9">
            <text:p>22,652</text:p>
          </table:table-cell>
          <table:table-cell office:value-type="float" office:value="22283" table:style-name="ce9">
            <text:p>22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369" table:style-name="ce9">
            <text:p>35,369</text:p>
          </table:table-cell>
          <table:table-cell office:value-type="float" office:value="97136" table:style-name="ce11">
            <text:p>97,136</text:p>
          </table:table-cell>
          <table:table-cell office:value-type="float" office:value="48145" table:style-name="ce9">
            <text:p>48,145</text:p>
          </table:table-cell>
          <table:table-cell office:value-type="float" office:value="48991" table:style-name="ce9">
            <text:p>48,9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315" table:style-name="ce9">
            <text:p>14,315</text:p>
          </table:table-cell>
          <table:table-cell office:value-type="float" office:value="38230" table:style-name="ce11">
            <text:p>38,230</text:p>
          </table:table-cell>
          <table:table-cell office:value-type="float" office:value="19291" table:style-name="ce9">
            <text:p>19,291</text:p>
          </table:table-cell>
          <table:table-cell office:value-type="float" office:value="18939" table:style-name="ce9">
            <text:p>18,9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17" table:style-name="ce9">
            <text:p>10,717</text:p>
          </table:table-cell>
          <table:table-cell office:value-type="float" office:value="29746" table:style-name="ce11">
            <text:p>29,746</text:p>
          </table:table-cell>
          <table:table-cell office:value-type="float" office:value="15676" table:style-name="ce9">
            <text:p>15,676</text:p>
          </table:table-cell>
          <table:table-cell office:value-type="float" office:value="14070" table:style-name="ce9">
            <text:p>14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97" table:style-name="ce9">
            <text:p>3,197</text:p>
          </table:table-cell>
          <table:table-cell office:value-type="float" office:value="7072" table:style-name="ce11">
            <text:p>7,072</text:p>
          </table:table-cell>
          <table:table-cell office:value-type="float" office:value="3929" table:style-name="ce9">
            <text:p>3,929</text:p>
          </table:table-cell>
          <table:table-cell office:value-type="float" office:value="3143" table:style-name="ce9">
            <text:p>3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09" table:style-name="ce9">
            <text:p>9,409</text:p>
          </table:table-cell>
          <table:table-cell office:value-type="float" office:value="28506" table:style-name="ce11">
            <text:p>28,506</text:p>
          </table:table-cell>
          <table:table-cell office:value-type="float" office:value="14383" table:style-name="ce9">
            <text:p>14,383</text:p>
          </table:table-cell>
          <table:table-cell office:value-type="float" office:value="14123" table:style-name="ce9">
            <text:p>14,1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74" table:style-name="ce9">
            <text:p>17,274</text:p>
          </table:table-cell>
          <table:table-cell office:value-type="float" office:value="52219" table:style-name="ce11">
            <text:p>52,219</text:p>
          </table:table-cell>
          <table:table-cell office:value-type="float" office:value="26579" table:style-name="ce9">
            <text:p>26,579</text:p>
          </table:table-cell>
          <table:table-cell office:value-type="float" office:value="25640" table:style-name="ce9">
            <text:p>25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004" table:style-name="ce9">
            <text:p>11,004</text:p>
          </table:table-cell>
          <table:table-cell office:value-type="float" office:value="29724" table:style-name="ce11">
            <text:p>29,724</text:p>
          </table:table-cell>
          <table:table-cell office:value-type="float" office:value="15183" table:style-name="ce9">
            <text:p>15,183</text:p>
          </table:table-cell>
          <table:table-cell office:value-type="float" office:value="14541" table:style-name="ce9">
            <text:p>14,5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89" table:style-name="ce9">
            <text:p>10,589</text:p>
          </table:table-cell>
          <table:table-cell office:value-type="float" office:value="30031" table:style-name="ce11">
            <text:p>30,031</text:p>
          </table:table-cell>
          <table:table-cell office:value-type="float" office:value="15422" table:style-name="ce9">
            <text:p>15,422</text:p>
          </table:table-cell>
          <table:table-cell office:value-type="float" office:value="14609" table:style-name="ce9">
            <text:p>14,6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39" table:style-name="ce9">
            <text:p>5,739</text:p>
          </table:table-cell>
          <table:table-cell office:value-type="float" office:value="13808" table:style-name="ce11">
            <text:p>13,808</text:p>
          </table:table-cell>
          <table:table-cell office:value-type="float" office:value="6935" table:style-name="ce9">
            <text:p>6,935</text:p>
          </table:table-cell>
          <table:table-cell office:value-type="float" office:value="6873" table:style-name="ce9">
            <text:p>6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03" table:style-name="ce9">
            <text:p>6,803</text:p>
          </table:table-cell>
          <table:table-cell office:value-type="float" office:value="19077" table:style-name="ce11">
            <text:p>19,077</text:p>
          </table:table-cell>
          <table:table-cell office:value-type="float" office:value="9773" table:style-name="ce9">
            <text:p>9,773</text:p>
          </table:table-cell>
          <table:table-cell office:value-type="float" office:value="9304" table:style-name="ce9">
            <text:p>9,3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759" table:style-name="ce9">
            <text:p>12,759</text:p>
          </table:table-cell>
          <table:table-cell office:value-type="float" office:value="35751" table:style-name="ce11">
            <text:p>35,751</text:p>
          </table:table-cell>
          <table:table-cell office:value-type="float" office:value="18396" table:style-name="ce9">
            <text:p>18,396</text:p>
          </table:table-cell>
          <table:table-cell office:value-type="float" office:value="17355" table:style-name="ce9">
            <text:p>17,3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28" table:style-name="ce9">
            <text:p>13,728</text:p>
          </table:table-cell>
          <table:table-cell office:value-type="float" office:value="36300" table:style-name="ce11">
            <text:p>36,300</text:p>
          </table:table-cell>
          <table:table-cell office:value-type="float" office:value="18729" table:style-name="ce9">
            <text:p>18,729</text:p>
          </table:table-cell>
          <table:table-cell office:value-type="float" office:value="17571" table:style-name="ce9">
            <text:p>17,5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20" table:style-name="ce9">
            <text:p>14,820</text:p>
          </table:table-cell>
          <table:table-cell office:value-type="float" office:value="39159" table:style-name="ce11">
            <text:p>39,159</text:p>
          </table:table-cell>
          <table:table-cell office:value-type="float" office:value="20539" table:style-name="ce9">
            <text:p>20,539</text:p>
          </table:table-cell>
          <table:table-cell office:value-type="float" office:value="18620" table:style-name="ce9">
            <text:p>18,6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44" table:style-name="ce9">
            <text:p>5,544</text:p>
          </table:table-cell>
          <table:table-cell office:value-type="float" office:value="12672" table:style-name="ce11">
            <text:p>12,672</text:p>
          </table:table-cell>
          <table:table-cell office:value-type="float" office:value="6861" table:style-name="ce9">
            <text:p>6,861</text:p>
          </table:table-cell>
          <table:table-cell office:value-type="float" office:value="5811" table:style-name="ce9">
            <text:p>5,8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1" table:style-name="ce9">
            <text:p>2,281</text:p>
          </table:table-cell>
          <table:table-cell office:value-type="float" office:value="5963" table:style-name="ce11">
            <text:p>5,963</text:p>
          </table:table-cell>
          <table:table-cell office:value-type="float" office:value="3159" table:style-name="ce9">
            <text:p>3,159</text:p>
          </table:table-cell>
          <table:table-cell office:value-type="float" office:value="2804" table:style-name="ce9">
            <text:p>2,80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5" table:style-name="ce9">
            <text:p>4,805</text:p>
          </table:table-cell>
          <table:table-cell office:value-type="float" office:value="11717" table:style-name="ce11">
            <text:p>11,717</text:p>
          </table:table-cell>
          <table:table-cell office:value-type="float" office:value="6422" table:style-name="ce9">
            <text:p>6,422</text:p>
          </table:table-cell>
          <table:table-cell office:value-type="float" office:value="5295" table:style-name="ce9">
            <text:p>5,29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5" table:style-name="ce9">
            <text:p>5,115</text:p>
          </table:table-cell>
          <table:table-cell office:value-type="float" office:value="14228" table:style-name="ce11">
            <text:p>14,228</text:p>
          </table:table-cell>
          <table:table-cell office:value-type="float" office:value="7690" table:style-name="ce9">
            <text:p>7,690</text:p>
          </table:table-cell>
          <table:table-cell office:value-type="float" office:value="6538" table:style-name="ce9">
            <text:p>6,53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4" table:style-name="ce9">
            <text:p>604</text:p>
          </table:table-cell>
          <table:table-cell office:value-type="float" office:value="1946" table:style-name="ce11">
            <text:p>1,946</text:p>
          </table:table-cell>
          <table:table-cell office:value-type="float" office:value="983" table:style-name="ce9">
            <text:p>983</text:p>
          </table:table-cell>
          <table:table-cell office:value-type="float" office:value="963" table:style-name="ce9">
            <text:p>96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3" table:style-name="ce9">
            <text:p>1,363</text:p>
          </table:table-cell>
          <table:table-cell office:value-type="float" office:value="4269" table:style-name="ce11">
            <text:p>4,269</text:p>
          </table:table-cell>
          <table:table-cell office:value-type="float" office:value="2245" table:style-name="ce9">
            <text:p>2,245</text:p>
          </table:table-cell>
          <table:table-cell office:value-type="float" office:value="2024" table:style-name="ce9">
            <text:p>2,024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38" table:style-name="ce16">
            <text:p>838</text:p>
          </table:table-cell>
          <table:table-cell office:value-type="float" office:value="3156" table:style-name="ce18">
            <text:p>3,156</text:p>
          </table:table-cell>
          <table:table-cell office:value-type="float" office:value="1623" table:style-name="ce16">
            <text:p>1,623</text:p>
          </table:table-cell>
          <table:table-cell office:value-type="float" office:value="1533" table:style-name="ce16">
            <text:p>1,533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5986" table:style-name="ce71">
            <text:p>695,986</text:p>
          </table:table-cell>
          <table:table-cell office:value-type="float" office:value="1881204" table:style-name="ce79">
            <text:p>1,881,204</text:p>
          </table:table-cell>
          <table:table-cell office:value-type="float" office:value="937700" table:style-name="ce79">
            <text:p>937,700</text:p>
          </table:table-cell>
          <table:table-cell office:value-type="float" office:value="943504" table:style-name="ce73">
            <text:p>943,5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259" table:style-name="ce52">
            <text:p>29,259</text:p>
          </table:table-cell>
          <table:table-cell office:value-type="float" office:value="77072" table:style-name="ce11">
            <text:p>77,072</text:p>
          </table:table-cell>
          <table:table-cell office:value-type="float" office:value="38098" table:style-name="ce11">
            <text:p>38,098</text:p>
          </table:table-cell>
          <table:table-cell office:value-type="float" office:value="38974" table:style-name="ce10">
            <text:p>38,9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76" table:style-name="ce52">
            <text:p>10,076</text:p>
          </table:table-cell>
          <table:table-cell office:value-type="float" office:value="25266" table:style-name="ce11">
            <text:p>25,266</text:p>
          </table:table-cell>
          <table:table-cell office:value-type="float" office:value="13150" table:style-name="ce11">
            <text:p>13,150</text:p>
          </table:table-cell>
          <table:table-cell office:value-type="float" office:value="12116" table:style-name="ce10">
            <text:p>12,1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59" table:style-name="ce52">
            <text:p>10,759</text:p>
          </table:table-cell>
          <table:table-cell office:value-type="float" office:value="27744" table:style-name="ce11">
            <text:p>27,744</text:p>
          </table:table-cell>
          <table:table-cell office:value-type="float" office:value="14492" table:style-name="ce11">
            <text:p>14,492</text:p>
          </table:table-cell>
          <table:table-cell office:value-type="float" office:value="13252" table:style-name="ce10">
            <text:p>13,2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83" table:style-name="ce52">
            <text:p>7,983</text:p>
          </table:table-cell>
          <table:table-cell office:value-type="float" office:value="21103" table:style-name="ce11">
            <text:p>21,103</text:p>
          </table:table-cell>
          <table:table-cell office:value-type="float" office:value="10996" table:style-name="ce11">
            <text:p>10,996</text:p>
          </table:table-cell>
          <table:table-cell office:value-type="float" office:value="10107" table:style-name="ce10">
            <text:p>10,1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78" table:style-name="ce52">
            <text:p>8,778</text:p>
          </table:table-cell>
          <table:table-cell office:value-type="float" office:value="23055" table:style-name="ce11">
            <text:p>23,055</text:p>
          </table:table-cell>
          <table:table-cell office:value-type="float" office:value="11980" table:style-name="ce11">
            <text:p>11,980</text:p>
          </table:table-cell>
          <table:table-cell office:value-type="float" office:value="11075" table:style-name="ce10">
            <text:p>11,0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02" table:style-name="ce52">
            <text:p>8,302</text:p>
          </table:table-cell>
          <table:table-cell office:value-type="float" office:value="20501" table:style-name="ce11">
            <text:p>20,501</text:p>
          </table:table-cell>
          <table:table-cell office:value-type="float" office:value="10871" table:style-name="ce11">
            <text:p>10,871</text:p>
          </table:table-cell>
          <table:table-cell office:value-type="float" office:value="9630" table:style-name="ce10">
            <text:p>9,6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949" table:style-name="ce52">
            <text:p>15,949</text:p>
          </table:table-cell>
          <table:table-cell office:value-type="float" office:value="43987" table:style-name="ce11">
            <text:p>43,987</text:p>
          </table:table-cell>
          <table:table-cell office:value-type="float" office:value="22357" table:style-name="ce11">
            <text:p>22,357</text:p>
          </table:table-cell>
          <table:table-cell office:value-type="float" office:value="21630" table:style-name="ce10">
            <text:p>21,6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71" table:style-name="ce52">
            <text:p>9,171</text:p>
          </table:table-cell>
          <table:table-cell office:value-type="float" office:value="23700" table:style-name="ce11">
            <text:p>23,700</text:p>
          </table:table-cell>
          <table:table-cell office:value-type="float" office:value="12234" table:style-name="ce11">
            <text:p>12,234</text:p>
          </table:table-cell>
          <table:table-cell office:value-type="float" office:value="11466" table:style-name="ce10">
            <text:p>11,4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35" table:style-name="ce52">
            <text:p>7,835</text:p>
          </table:table-cell>
          <table:table-cell office:value-type="float" office:value="21917" table:style-name="ce11">
            <text:p>21,917</text:p>
          </table:table-cell>
          <table:table-cell office:value-type="float" office:value="11334" table:style-name="ce11">
            <text:p>11,334</text:p>
          </table:table-cell>
          <table:table-cell office:value-type="float" office:value="10583" table:style-name="ce10">
            <text:p>10,5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53" table:style-name="ce52">
            <text:p>8,053</text:p>
          </table:table-cell>
          <table:table-cell office:value-type="float" office:value="21343" table:style-name="ce11">
            <text:p>21,343</text:p>
          </table:table-cell>
          <table:table-cell office:value-type="float" office:value="10860" table:style-name="ce11">
            <text:p>10,860</text:p>
          </table:table-cell>
          <table:table-cell office:value-type="float" office:value="10483" table:style-name="ce10">
            <text:p>10,4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95" table:style-name="ce52">
            <text:p>3,795</text:p>
          </table:table-cell>
          <table:table-cell office:value-type="float" office:value="9416" table:style-name="ce11">
            <text:p>9,416</text:p>
          </table:table-cell>
          <table:table-cell office:value-type="float" office:value="5077" table:style-name="ce11">
            <text:p>5,077</text:p>
          </table:table-cell>
          <table:table-cell office:value-type="float" office:value="4339" table:style-name="ce10">
            <text:p>4,3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077" table:style-name="ce52">
            <text:p>21,077</text:p>
          </table:table-cell>
          <table:table-cell office:value-type="float" office:value="59033" table:style-name="ce11">
            <text:p>59,033</text:p>
          </table:table-cell>
          <table:table-cell office:value-type="float" office:value="29243" table:style-name="ce11">
            <text:p>29,243</text:p>
          </table:table-cell>
          <table:table-cell office:value-type="float" office:value="29790" table:style-name="ce10">
            <text:p>29,7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5" table:style-name="ce52">
            <text:p>9,665</text:p>
          </table:table-cell>
          <table:table-cell office:value-type="float" office:value="25511" table:style-name="ce11">
            <text:p>25,511</text:p>
          </table:table-cell>
          <table:table-cell office:value-type="float" office:value="13054" table:style-name="ce11">
            <text:p>13,054</text:p>
          </table:table-cell>
          <table:table-cell office:value-type="float" office:value="12457" table:style-name="ce10">
            <text:p>12,4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298" table:style-name="ce52">
            <text:p>8,298</text:p>
          </table:table-cell>
          <table:table-cell office:value-type="float" office:value="24553" table:style-name="ce11">
            <text:p>24,553</text:p>
          </table:table-cell>
          <table:table-cell office:value-type="float" office:value="12412" table:style-name="ce11">
            <text:p>12,412</text:p>
          </table:table-cell>
          <table:table-cell office:value-type="float" office:value="12141" table:style-name="ce10">
            <text:p>12,1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01" table:style-name="ce52">
            <text:p>8,001</text:p>
          </table:table-cell>
          <table:table-cell office:value-type="float" office:value="22351" table:style-name="ce11">
            <text:p>22,351</text:p>
          </table:table-cell>
          <table:table-cell office:value-type="float" office:value="11583" table:style-name="ce11">
            <text:p>11,583</text:p>
          </table:table-cell>
          <table:table-cell office:value-type="float" office:value="10768" table:style-name="ce10">
            <text:p>10,7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67" table:style-name="ce52">
            <text:p>7,267</text:p>
          </table:table-cell>
          <table:table-cell office:value-type="float" office:value="19420" table:style-name="ce11">
            <text:p>19,420</text:p>
          </table:table-cell>
          <table:table-cell office:value-type="float" office:value="9893" table:style-name="ce11">
            <text:p>9,893</text:p>
          </table:table-cell>
          <table:table-cell office:value-type="float" office:value="9527" table:style-name="ce10">
            <text:p>9,5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11" table:style-name="ce52">
            <text:p>4,211</text:p>
          </table:table-cell>
          <table:table-cell office:value-type="float" office:value="10859" table:style-name="ce11">
            <text:p>10,859</text:p>
          </table:table-cell>
          <table:table-cell office:value-type="float" office:value="5461" table:style-name="ce11">
            <text:p>5,461</text:p>
          </table:table-cell>
          <table:table-cell office:value-type="float" office:value="5398" table:style-name="ce10">
            <text:p>5,3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576" table:style-name="ce52">
            <text:p>14,576</text:p>
          </table:table-cell>
          <table:table-cell office:value-type="float" office:value="43279" table:style-name="ce11">
            <text:p>43,279</text:p>
          </table:table-cell>
          <table:table-cell office:value-type="float" office:value="22004" table:style-name="ce11">
            <text:p>22,004</text:p>
          </table:table-cell>
          <table:table-cell office:value-type="float" office:value="21275" table:style-name="ce10">
            <text:p>21,2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721" table:style-name="ce52">
            <text:p>18,721</text:p>
          </table:table-cell>
          <table:table-cell office:value-type="float" office:value="49933" table:style-name="ce11">
            <text:p>49,933</text:p>
          </table:table-cell>
          <table:table-cell office:value-type="float" office:value="25113" table:style-name="ce11">
            <text:p>25,113</text:p>
          </table:table-cell>
          <table:table-cell office:value-type="float" office:value="24820" table:style-name="ce10">
            <text:p>24,8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868" table:style-name="ce52">
            <text:p>12,868</text:p>
          </table:table-cell>
          <table:table-cell office:value-type="float" office:value="37236" table:style-name="ce11">
            <text:p>37,236</text:p>
          </table:table-cell>
          <table:table-cell office:value-type="float" office:value="18604" table:style-name="ce11">
            <text:p>18,604</text:p>
          </table:table-cell>
          <table:table-cell office:value-type="float" office:value="18632" table:style-name="ce10">
            <text:p>18,6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337" table:style-name="ce52">
            <text:p>10,337</text:p>
          </table:table-cell>
          <table:table-cell office:value-type="float" office:value="30440" table:style-name="ce11">
            <text:p>30,440</text:p>
          </table:table-cell>
          <table:table-cell office:value-type="float" office:value="15647" table:style-name="ce11">
            <text:p>15,647</text:p>
          </table:table-cell>
          <table:table-cell office:value-type="float" office:value="14793" table:style-name="ce10">
            <text:p>14,7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7" table:style-name="ce52">
            <text:p>2,717</text:p>
          </table:table-cell>
          <table:table-cell office:value-type="float" office:value="7190" table:style-name="ce11">
            <text:p>7,190</text:p>
          </table:table-cell>
          <table:table-cell office:value-type="float" office:value="3766" table:style-name="ce11">
            <text:p>3,766</text:p>
          </table:table-cell>
          <table:table-cell office:value-type="float" office:value="3424" table:style-name="ce10">
            <text:p>3,4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3" table:style-name="ce52">
            <text:p>5,143</text:p>
          </table:table-cell>
          <table:table-cell office:value-type="float" office:value="13820" table:style-name="ce11">
            <text:p>13,820</text:p>
          </table:table-cell>
          <table:table-cell office:value-type="float" office:value="7141" table:style-name="ce11">
            <text:p>7,141</text:p>
          </table:table-cell>
          <table:table-cell office:value-type="float" office:value="6679" table:style-name="ce10">
            <text:p>6,6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00" table:style-name="ce52">
            <text:p>3,500</text:p>
          </table:table-cell>
          <table:table-cell office:value-type="float" office:value="9334" table:style-name="ce11">
            <text:p>9,334</text:p>
          </table:table-cell>
          <table:table-cell office:value-type="float" office:value="4925" table:style-name="ce11">
            <text:p>4,925</text:p>
          </table:table-cell>
          <table:table-cell office:value-type="float" office:value="4409" table:style-name="ce10">
            <text:p>4,4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46" table:style-name="ce52">
            <text:p>2,846</text:p>
          </table:table-cell>
          <table:table-cell office:value-type="float" office:value="8599" table:style-name="ce11">
            <text:p>8,599</text:p>
          </table:table-cell>
          <table:table-cell office:value-type="float" office:value="4633" table:style-name="ce11">
            <text:p>4,633</text:p>
          </table:table-cell>
          <table:table-cell office:value-type="float" office:value="3966" table:style-name="ce10">
            <text:p>3,9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37" table:style-name="ce52">
            <text:p>1,937</text:p>
          </table:table-cell>
          <table:table-cell office:value-type="float" office:value="4697" table:style-name="ce11">
            <text:p>4,697</text:p>
          </table:table-cell>
          <table:table-cell office:value-type="float" office:value="2651" table:style-name="ce11">
            <text:p>2,651</text:p>
          </table:table-cell>
          <table:table-cell office:value-type="float" office:value="2046" table:style-name="ce10">
            <text:p>2,0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238" table:style-name="ce52">
            <text:p>28,238</text:p>
          </table:table-cell>
          <table:table-cell office:value-type="float" office:value="76030" table:style-name="ce11">
            <text:p>76,030</text:p>
          </table:table-cell>
          <table:table-cell office:value-type="float" office:value="38365" table:style-name="ce11">
            <text:p>38,365</text:p>
          </table:table-cell>
          <table:table-cell office:value-type="float" office:value="37665" table:style-name="ce10">
            <text:p>37,6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968" table:style-name="ce52">
            <text:p>22,968</text:p>
          </table:table-cell>
          <table:table-cell office:value-type="float" office:value="68087" table:style-name="ce11">
            <text:p>68,087</text:p>
          </table:table-cell>
          <table:table-cell office:value-type="float" office:value="34469" table:style-name="ce11">
            <text:p>34,469</text:p>
          </table:table-cell>
          <table:table-cell office:value-type="float" office:value="33618" table:style-name="ce10">
            <text:p>33,6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53" table:style-name="ce52">
            <text:p>11,353</text:p>
          </table:table-cell>
          <table:table-cell office:value-type="float" office:value="34230" table:style-name="ce11">
            <text:p>34,230</text:p>
          </table:table-cell>
          <table:table-cell office:value-type="float" office:value="17615" table:style-name="ce11">
            <text:p>17,615</text:p>
          </table:table-cell>
          <table:table-cell office:value-type="float" office:value="16615" table:style-name="ce10">
            <text:p>16,6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32" table:style-name="ce52">
            <text:p>1,532</text:p>
          </table:table-cell>
          <table:table-cell office:value-type="float" office:value="3930" table:style-name="ce11">
            <text:p>3,930</text:p>
          </table:table-cell>
          <table:table-cell office:value-type="float" office:value="2108" table:style-name="ce11">
            <text:p>2,108</text:p>
          </table:table-cell>
          <table:table-cell office:value-type="float" office:value="1822" table:style-name="ce10">
            <text:p>1,8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6587" table:style-name="ce52">
            <text:p>86,587</text:p>
          </table:table-cell>
          <table:table-cell office:value-type="float" office:value="235684" table:style-name="ce11">
            <text:p>235,684</text:p>
          </table:table-cell>
          <table:table-cell office:value-type="float" office:value="115831" table:style-name="ce11">
            <text:p>115,831</text:p>
          </table:table-cell>
          <table:table-cell office:value-type="float" office:value="119853" table:style-name="ce10">
            <text:p>119,8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693" table:style-name="ce52">
            <text:p>72,693</text:p>
          </table:table-cell>
          <table:table-cell office:value-type="float" office:value="185996" table:style-name="ce11">
            <text:p>185,996</text:p>
          </table:table-cell>
          <table:table-cell office:value-type="float" office:value="88964" table:style-name="ce11">
            <text:p>88,964</text:p>
          </table:table-cell>
          <table:table-cell office:value-type="float" office:value="97032" table:style-name="ce10">
            <text:p>97,0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739" table:style-name="ce52">
            <text:p>46,739</text:p>
          </table:table-cell>
          <table:table-cell office:value-type="float" office:value="124744" table:style-name="ce11">
            <text:p>124,744</text:p>
          </table:table-cell>
          <table:table-cell office:value-type="float" office:value="61552" table:style-name="ce11">
            <text:p>61,552</text:p>
          </table:table-cell>
          <table:table-cell office:value-type="float" office:value="63192" table:style-name="ce10">
            <text:p>63,1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485" table:style-name="ce52">
            <text:p>51,485</text:p>
          </table:table-cell>
          <table:table-cell office:value-type="float" office:value="131549" table:style-name="ce11">
            <text:p>131,549</text:p>
          </table:table-cell>
          <table:table-cell office:value-type="float" office:value="63806" table:style-name="ce11">
            <text:p>63,806</text:p>
          </table:table-cell>
          <table:table-cell office:value-type="float" office:value="67743" table:style-name="ce10">
            <text:p>67,7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4824" table:style-name="ce52">
            <text:p>64,824</text:p>
          </table:table-cell>
          <table:table-cell office:value-type="float" office:value="194111" table:style-name="ce11">
            <text:p>194,111</text:p>
          </table:table-cell>
          <table:table-cell office:value-type="float" office:value="97755" table:style-name="ce11">
            <text:p>97,755</text:p>
          </table:table-cell>
          <table:table-cell office:value-type="float" office:value="96356" table:style-name="ce10">
            <text:p>96,3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376" table:style-name="ce52">
            <text:p>26,376</text:p>
          </table:table-cell>
          <table:table-cell office:value-type="float" office:value="67069" table:style-name="ce11">
            <text:p>67,069</text:p>
          </table:table-cell>
          <table:table-cell office:value-type="float" office:value="31800" table:style-name="ce11">
            <text:p>31,800</text:p>
          </table:table-cell>
          <table:table-cell office:value-type="float" office:value="35269" table:style-name="ce10">
            <text:p>35,26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067" table:style-name="ce53">
            <text:p>32,067</text:p>
          </table:table-cell>
          <table:table-cell office:value-type="float" office:value="78415" table:style-name="ce18">
            <text:p>78,415</text:p>
          </table:table-cell>
          <table:table-cell office:value-type="float" office:value="37856" table:style-name="ce18">
            <text:p>37,856</text:p>
          </table:table-cell>
          <table:table-cell office:value-type="float" office:value="40559" table:style-name="ce17">
            <text:p>40,559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0758" table:style-name="ce71">
            <text:p>170,758</text:p>
          </table:table-cell>
          <table:table-cell office:value-type="float" office:value="454287" table:style-name="ce79">
            <text:p>454,287</text:p>
          </table:table-cell>
          <table:table-cell office:value-type="float" office:value="229312" table:style-name="ce79">
            <text:p>229,312</text:p>
          </table:table-cell>
          <table:table-cell office:value-type="float" office:value="224975" table:style-name="ce73">
            <text:p>224,9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861" table:style-name="ce52">
            <text:p>36,861</text:p>
          </table:table-cell>
          <table:table-cell office:value-type="float" office:value="95604" table:style-name="ce11">
            <text:p>95,604</text:p>
          </table:table-cell>
          <table:table-cell office:value-type="float" office:value="46500" table:style-name="ce11">
            <text:p>46,500</text:p>
          </table:table-cell>
          <table:table-cell office:value-type="float" office:value="49104" table:style-name="ce10">
            <text:p>49,1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634" table:style-name="ce52">
            <text:p>26,634</text:p>
          </table:table-cell>
          <table:table-cell office:value-type="float" office:value="72027" table:style-name="ce11">
            <text:p>72,027</text:p>
          </table:table-cell>
          <table:table-cell office:value-type="float" office:value="34101" table:style-name="ce11">
            <text:p>34,101</text:p>
          </table:table-cell>
          <table:table-cell office:value-type="float" office:value="37926" table:style-name="ce10">
            <text:p>37,9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269" table:style-name="ce52">
            <text:p>14,269</text:p>
          </table:table-cell>
          <table:table-cell office:value-type="float" office:value="39216" table:style-name="ce11">
            <text:p>39,216</text:p>
          </table:table-cell>
          <table:table-cell office:value-type="float" office:value="19998" table:style-name="ce11">
            <text:p>19,998</text:p>
          </table:table-cell>
          <table:table-cell office:value-type="float" office:value="19218" table:style-name="ce10">
            <text:p>19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71" table:style-name="ce52">
            <text:p>10,371</text:p>
          </table:table-cell>
          <table:table-cell office:value-type="float" office:value="28996" table:style-name="ce11">
            <text:p>28,996</text:p>
          </table:table-cell>
          <table:table-cell office:value-type="float" office:value="14930" table:style-name="ce11">
            <text:p>14,930</text:p>
          </table:table-cell>
          <table:table-cell office:value-type="float" office:value="14066" table:style-name="ce10">
            <text:p>14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231" table:style-name="ce52">
            <text:p>14,231</text:p>
          </table:table-cell>
          <table:table-cell office:value-type="float" office:value="35443" table:style-name="ce11">
            <text:p>35,443</text:p>
          </table:table-cell>
          <table:table-cell office:value-type="float" office:value="18423" table:style-name="ce11">
            <text:p>18,423</text:p>
          </table:table-cell>
          <table:table-cell office:value-type="float" office:value="17020" table:style-name="ce10">
            <text:p>17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016" table:style-name="ce52">
            <text:p>9,016</text:p>
          </table:table-cell>
          <table:table-cell office:value-type="float" office:value="24419" table:style-name="ce11">
            <text:p>24,419</text:p>
          </table:table-cell>
          <table:table-cell office:value-type="float" office:value="12841" table:style-name="ce11">
            <text:p>12,841</text:p>
          </table:table-cell>
          <table:table-cell office:value-type="float" office:value="11578" table:style-name="ce10">
            <text:p>11,5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26" table:style-name="ce52">
            <text:p>11,826</text:p>
          </table:table-cell>
          <table:table-cell office:value-type="float" office:value="32251" table:style-name="ce11">
            <text:p>32,251</text:p>
          </table:table-cell>
          <table:table-cell office:value-type="float" office:value="17068" table:style-name="ce11">
            <text:p>17,068</text:p>
          </table:table-cell>
          <table:table-cell office:value-type="float" office:value="15183" table:style-name="ce10">
            <text:p>15,1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587" table:style-name="ce52">
            <text:p>19,587</text:p>
          </table:table-cell>
          <table:table-cell office:value-type="float" office:value="53061" table:style-name="ce11">
            <text:p>53,061</text:p>
          </table:table-cell>
          <table:table-cell office:value-type="float" office:value="27133" table:style-name="ce11">
            <text:p>27,133</text:p>
          </table:table-cell>
          <table:table-cell office:value-type="float" office:value="25928" table:style-name="ce10">
            <text:p>25,9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311" table:style-name="ce52">
            <text:p>15,311</text:p>
          </table:table-cell>
          <table:table-cell office:value-type="float" office:value="39864" table:style-name="ce11">
            <text:p>39,864</text:p>
          </table:table-cell>
          <table:table-cell office:value-type="float" office:value="20462" table:style-name="ce11">
            <text:p>20,462</text:p>
          </table:table-cell>
          <table:table-cell office:value-type="float" office:value="19402" table:style-name="ce10">
            <text:p>19,4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712" table:style-name="ce52">
            <text:p>8,712</text:p>
          </table:table-cell>
          <table:table-cell office:value-type="float" office:value="21301" table:style-name="ce11">
            <text:p>21,301</text:p>
          </table:table-cell>
          <table:table-cell office:value-type="float" office:value="11467" table:style-name="ce11">
            <text:p>11,467</text:p>
          </table:table-cell>
          <table:table-cell office:value-type="float" office:value="9834" table:style-name="ce10">
            <text:p>9,8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50" table:style-name="ce52">
            <text:p>1,950</text:p>
          </table:table-cell>
          <table:table-cell office:value-type="float" office:value="6137" table:style-name="ce11">
            <text:p>6,137</text:p>
          </table:table-cell>
          <table:table-cell office:value-type="float" office:value="3299" table:style-name="ce11">
            <text:p>3,299</text:p>
          </table:table-cell>
          <table:table-cell office:value-type="float" office:value="2838" table:style-name="ce10">
            <text:p>2,83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90" table:style-name="ce53">
            <text:p>1,990</text:p>
          </table:table-cell>
          <table:table-cell office:value-type="float" office:value="5968" table:style-name="ce18">
            <text:p>5,968</text:p>
          </table:table-cell>
          <table:table-cell office:value-type="float" office:value="3090" table:style-name="ce18">
            <text:p>3,090</text:p>
          </table:table-cell>
          <table:table-cell office:value-type="float" office:value="2878" table:style-name="ce17">
            <text:p>2,878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0085" table:style-name="ce71">
            <text:p>200,085</text:p>
          </table:table-cell>
          <table:table-cell office:value-type="float" office:value="563104" table:style-name="ce79">
            <text:p>563,104</text:p>
          </table:table-cell>
          <table:table-cell office:value-type="float" office:value="287443" table:style-name="ce79">
            <text:p>287,443</text:p>
          </table:table-cell>
          <table:table-cell office:value-type="float" office:value="275661" table:style-name="ce73">
            <text:p>275,66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1535" table:style-name="ce52">
            <text:p>71,535</text:p>
          </table:table-cell>
          <table:table-cell office:value-type="float" office:value="193630" table:style-name="ce11">
            <text:p>193,630</text:p>
          </table:table-cell>
          <table:table-cell office:value-type="float" office:value="96370" table:style-name="ce11">
            <text:p>96,370</text:p>
          </table:table-cell>
          <table:table-cell office:value-type="float" office:value="97260" table:style-name="ce10">
            <text:p>97,26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47" table:style-name="ce52">
            <text:p>9,347</text:p>
          </table:table-cell>
          <table:table-cell office:value-type="float" office:value="28095" table:style-name="ce49">
            <text:p>28,095</text:p>
          </table:table-cell>
          <table:table-cell office:value-type="float" office:value="15073" table:style-name="ce11">
            <text:p>15,073</text:p>
          </table:table-cell>
          <table:table-cell office:value-type="float" office:value="13022" table:style-name="ce10">
            <text:p>13,02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0859" table:style-name="ce52">
            <text:p>10,859</text:p>
          </table:table-cell>
          <table:table-cell office:value-type="float" office:value="32852" table:style-name="ce49">
            <text:p>32,852</text:p>
          </table:table-cell>
          <table:table-cell office:value-type="float" office:value="17479" table:style-name="ce11">
            <text:p>17,479</text:p>
          </table:table-cell>
          <table:table-cell office:value-type="float" office:value="15373" table:style-name="ce10">
            <text:p>15,37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4969" table:style-name="ce52">
            <text:p>34,969</text:p>
          </table:table-cell>
          <table:table-cell office:value-type="float" office:value="97131" table:style-name="ce49">
            <text:p>97,131</text:p>
          </table:table-cell>
          <table:table-cell office:value-type="float" office:value="48800" table:style-name="ce11">
            <text:p>48,800</text:p>
          </table:table-cell>
          <table:table-cell office:value-type="float" office:value="48331" table:style-name="ce10">
            <text:p>48,33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490" table:style-name="ce52">
            <text:p>27,490</text:p>
          </table:table-cell>
          <table:table-cell office:value-type="float" office:value="77877" table:style-name="ce49">
            <text:p>77,877</text:p>
          </table:table-cell>
          <table:table-cell office:value-type="float" office:value="39418" table:style-name="ce11">
            <text:p>39,418</text:p>
          </table:table-cell>
          <table:table-cell office:value-type="float" office:value="38459" table:style-name="ce10">
            <text:p>38,45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29" table:style-name="ce52">
            <text:p>4,429</text:p>
          </table:table-cell>
          <table:table-cell office:value-type="float" office:value="12810" table:style-name="ce49">
            <text:p>12,810</text:p>
          </table:table-cell>
          <table:table-cell office:value-type="float" office:value="6928" table:style-name="ce11">
            <text:p>6,928</text:p>
          </table:table-cell>
          <table:table-cell office:value-type="float" office:value="5882" table:style-name="ce10">
            <text:p>5,88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081" table:style-name="ce52">
            <text:p>19,081</text:p>
          </table:table-cell>
          <table:table-cell office:value-type="float" office:value="57303" table:style-name="ce49">
            <text:p>57,303</text:p>
          </table:table-cell>
          <table:table-cell office:value-type="float" office:value="29381" table:style-name="ce11">
            <text:p>29,381</text:p>
          </table:table-cell>
          <table:table-cell office:value-type="float" office:value="27922" table:style-name="ce10">
            <text:p>27,92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718" table:style-name="ce52">
            <text:p>6,718</text:p>
          </table:table-cell>
          <table:table-cell office:value-type="float" office:value="19926" table:style-name="ce49">
            <text:p>19,926</text:p>
          </table:table-cell>
          <table:table-cell office:value-type="float" office:value="10530" table:style-name="ce11">
            <text:p>10,530</text:p>
          </table:table-cell>
          <table:table-cell office:value-type="float" office:value="9396" table:style-name="ce10">
            <text:p>9,39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775" table:style-name="ce52">
            <text:p>5,775</text:p>
          </table:table-cell>
          <table:table-cell office:value-type="float" office:value="14582" table:style-name="ce49">
            <text:p>14,582</text:p>
          </table:table-cell>
          <table:table-cell office:value-type="float" office:value="7916" table:style-name="ce11">
            <text:p>7,916</text:p>
          </table:table-cell>
          <table:table-cell office:value-type="float" office:value="6666" table:style-name="ce10">
            <text:p>6,66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8" table:style-name="ce52">
            <text:p>3,138</text:p>
          </table:table-cell>
          <table:table-cell office:value-type="float" office:value="9187" table:style-name="ce49">
            <text:p>9,187</text:p>
          </table:table-cell>
          <table:table-cell office:value-type="float" office:value="5004" table:style-name="ce11">
            <text:p>5,004</text:p>
          </table:table-cell>
          <table:table-cell office:value-type="float" office:value="4183" table:style-name="ce10">
            <text:p>4,18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78" table:style-name="ce52">
            <text:p>2,078</text:p>
          </table:table-cell>
          <table:table-cell office:value-type="float" office:value="5491" table:style-name="ce49">
            <text:p>5,491</text:p>
          </table:table-cell>
          <table:table-cell office:value-type="float" office:value="3025" table:style-name="ce11">
            <text:p>3,025</text:p>
          </table:table-cell>
          <table:table-cell office:value-type="float" office:value="2466" table:style-name="ce10">
            <text:p>2,466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899" table:style-name="ce52">
            <text:p>2,899</text:p>
          </table:table-cell>
          <table:table-cell office:value-type="float" office:value="9618" table:style-name="ce49">
            <text:p>9,618</text:p>
          </table:table-cell>
          <table:table-cell office:value-type="float" office:value="5033" table:style-name="ce11">
            <text:p>5,033</text:p>
          </table:table-cell>
          <table:table-cell office:value-type="float" office:value="4585" table:style-name="ce10">
            <text:p>4,585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7" table:style-name="ce53">
            <text:p>1,767</text:p>
          </table:table-cell>
          <table:table-cell office:value-type="float" office:value="4602" table:style-name="ce51">
            <text:p>4,602</text:p>
          </table:table-cell>
          <table:table-cell office:value-type="float" office:value="2486" table:style-name="ce18">
            <text:p>2,486</text:p>
          </table:table-cell>
          <table:table-cell office:value-type="float" office:value="2116" table:style-name="ce17">
            <text:p>2,11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1063" table:style-name="ce71">
            <text:p>191,063</text:p>
          </table:table-cell>
          <table:table-cell office:value-type="float" office:value="545852" table:style-name="ce79">
            <text:p>545,852</text:p>
          </table:table-cell>
          <table:table-cell office:value-type="float" office:value="281519" table:style-name="ce79">
            <text:p>281,519</text:p>
          </table:table-cell>
          <table:table-cell office:value-type="float" office:value="264333" table:style-name="ce73">
            <text:p>264,3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863" table:style-name="ce52">
            <text:p>31,863</text:p>
          </table:table-cell>
          <table:table-cell office:value-type="float" office:value="88050" table:style-name="ce11">
            <text:p>88,050</text:p>
          </table:table-cell>
          <table:table-cell office:value-type="float" office:value="43894" table:style-name="ce11">
            <text:p>43,894</text:p>
          </table:table-cell>
          <table:table-cell office:value-type="float" office:value="44156" table:style-name="ce10">
            <text:p>44,15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186" table:style-name="ce52">
            <text:p>36,186</text:p>
          </table:table-cell>
          <table:table-cell office:value-type="float" office:value="103606" table:style-name="ce11">
            <text:p>103,606</text:p>
          </table:table-cell>
          <table:table-cell office:value-type="float" office:value="52255" table:style-name="ce11">
            <text:p>52,255</text:p>
          </table:table-cell>
          <table:table-cell office:value-type="float" office:value="51351" table:style-name="ce10">
            <text:p>51,35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853" table:style-name="ce52">
            <text:p>14,853</text:p>
          </table:table-cell>
          <table:table-cell office:value-type="float" office:value="44908" table:style-name="ce11">
            <text:p>44,908</text:p>
          </table:table-cell>
          <table:table-cell office:value-type="float" office:value="23403" table:style-name="ce11">
            <text:p>23,403</text:p>
          </table:table-cell>
          <table:table-cell office:value-type="float" office:value="21505" table:style-name="ce10">
            <text:p>21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46" table:style-name="ce52">
            <text:p>11,546</text:p>
          </table:table-cell>
          <table:table-cell office:value-type="float" office:value="33546" table:style-name="ce11">
            <text:p>33,546</text:p>
          </table:table-cell>
          <table:table-cell office:value-type="float" office:value="17749" table:style-name="ce11">
            <text:p>17,749</text:p>
          </table:table-cell>
          <table:table-cell office:value-type="float" office:value="15797" table:style-name="ce10">
            <text:p>15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462" table:style-name="ce52">
            <text:p>30,462</text:p>
          </table:table-cell>
          <table:table-cell office:value-type="float" office:value="86490" table:style-name="ce11">
            <text:p>86,490</text:p>
          </table:table-cell>
          <table:table-cell office:value-type="float" office:value="43654" table:style-name="ce11">
            <text:p>43,654</text:p>
          </table:table-cell>
          <table:table-cell office:value-type="float" office:value="42836" table:style-name="ce10">
            <text:p>42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42" table:style-name="ce52">
            <text:p>12,042</text:p>
          </table:table-cell>
          <table:table-cell office:value-type="float" office:value="35734" table:style-name="ce11">
            <text:p>35,734</text:p>
          </table:table-cell>
          <table:table-cell office:value-type="float" office:value="18949" table:style-name="ce11">
            <text:p>18,949</text:p>
          </table:table-cell>
          <table:table-cell office:value-type="float" office:value="16785" table:style-name="ce10">
            <text:p>16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56" table:style-name="ce52">
            <text:p>5,956</text:p>
          </table:table-cell>
          <table:table-cell office:value-type="float" office:value="16469" table:style-name="ce11">
            <text:p>16,469</text:p>
          </table:table-cell>
          <table:table-cell office:value-type="float" office:value="8608" table:style-name="ce11">
            <text:p>8,608</text:p>
          </table:table-cell>
          <table:table-cell office:value-type="float" office:value="7861" table:style-name="ce10">
            <text:p>7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27" table:style-name="ce52">
            <text:p>5,327</text:p>
          </table:table-cell>
          <table:table-cell office:value-type="float" office:value="14217" table:style-name="ce11">
            <text:p>14,217</text:p>
          </table:table-cell>
          <table:table-cell office:value-type="float" office:value="7547" table:style-name="ce11">
            <text:p>7,547</text:p>
          </table:table-cell>
          <table:table-cell office:value-type="float" office:value="6670" table:style-name="ce10">
            <text:p>6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30" table:style-name="ce52">
            <text:p>10,730</text:p>
          </table:table-cell>
          <table:table-cell office:value-type="float" office:value="32798" table:style-name="ce11">
            <text:p>32,798</text:p>
          </table:table-cell>
          <table:table-cell office:value-type="float" office:value="17122" table:style-name="ce11">
            <text:p>17,122</text:p>
          </table:table-cell>
          <table:table-cell office:value-type="float" office:value="15676" table:style-name="ce10">
            <text:p>15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20" table:style-name="ce52">
            <text:p>6,120</text:p>
          </table:table-cell>
          <table:table-cell office:value-type="float" office:value="17616" table:style-name="ce11">
            <text:p>17,616</text:p>
          </table:table-cell>
          <table:table-cell office:value-type="float" office:value="9358" table:style-name="ce11">
            <text:p>9,358</text:p>
          </table:table-cell>
          <table:table-cell office:value-type="float" office:value="8258" table:style-name="ce10">
            <text:p>8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24" table:style-name="ce52">
            <text:p>3,924</text:p>
          </table:table-cell>
          <table:table-cell office:value-type="float" office:value="9842" table:style-name="ce11">
            <text:p>9,842</text:p>
          </table:table-cell>
          <table:table-cell office:value-type="float" office:value="5405" table:style-name="ce11">
            <text:p>5,405</text:p>
          </table:table-cell>
          <table:table-cell office:value-type="float" office:value="4437" table:style-name="ce10">
            <text:p>4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54" table:style-name="ce52">
            <text:p>3,654</text:p>
          </table:table-cell>
          <table:table-cell office:value-type="float" office:value="10499" table:style-name="ce11">
            <text:p>10,499</text:p>
          </table:table-cell>
          <table:table-cell office:value-type="float" office:value="5562" table:style-name="ce11">
            <text:p>5,562</text:p>
          </table:table-cell>
          <table:table-cell office:value-type="float" office:value="4937" table:style-name="ce10">
            <text:p>4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51" table:style-name="ce52">
            <text:p>5,551</text:p>
          </table:table-cell>
          <table:table-cell office:value-type="float" office:value="16014" table:style-name="ce11">
            <text:p>16,014</text:p>
          </table:table-cell>
          <table:table-cell office:value-type="float" office:value="8459" table:style-name="ce11">
            <text:p>8,459</text:p>
          </table:table-cell>
          <table:table-cell office:value-type="float" office:value="7555" table:style-name="ce10">
            <text:p>7,5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8" table:style-name="ce52">
            <text:p>2,628</text:p>
          </table:table-cell>
          <table:table-cell office:value-type="float" office:value="6893" table:style-name="ce11">
            <text:p>6,893</text:p>
          </table:table-cell>
          <table:table-cell office:value-type="float" office:value="3858" table:style-name="ce11">
            <text:p>3,858</text:p>
          </table:table-cell>
          <table:table-cell office:value-type="float" office:value="3035" table:style-name="ce10">
            <text:p>3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51" table:style-name="ce52">
            <text:p>4,151</text:p>
          </table:table-cell>
          <table:table-cell office:value-type="float" office:value="12507" table:style-name="ce11">
            <text:p>12,507</text:p>
          </table:table-cell>
          <table:table-cell office:value-type="float" office:value="6619" table:style-name="ce11">
            <text:p>6,619</text:p>
          </table:table-cell>
          <table:table-cell office:value-type="float" office:value="5888" table:style-name="ce10">
            <text:p>5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69" table:style-name="ce52">
            <text:p>2,369</text:p>
          </table:table-cell>
          <table:table-cell office:value-type="float" office:value="6529" table:style-name="ce11">
            <text:p>6,529</text:p>
          </table:table-cell>
          <table:table-cell office:value-type="float" office:value="3561" table:style-name="ce11">
            <text:p>3,561</text:p>
          </table:table-cell>
          <table:table-cell office:value-type="float" office:value="2968" table:style-name="ce10">
            <text:p>2,9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9" table:style-name="ce52">
            <text:p>1,719</text:p>
          </table:table-cell>
          <table:table-cell office:value-type="float" office:value="4244" table:style-name="ce11">
            <text:p>4,244</text:p>
          </table:table-cell>
          <table:table-cell office:value-type="float" office:value="2368" table:style-name="ce11">
            <text:p>2,368</text:p>
          </table:table-cell>
          <table:table-cell office:value-type="float" office:value="1876" table:style-name="ce10">
            <text:p>1,87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2" table:style-name="ce53">
            <text:p>1,982</text:p>
          </table:table-cell>
          <table:table-cell office:value-type="float" office:value="5890" table:style-name="ce18">
            <text:p>5,890</text:p>
          </table:table-cell>
          <table:table-cell office:value-type="float" office:value="3148" table:style-name="ce18">
            <text:p>3,148</text:p>
          </table:table-cell>
          <table:table-cell office:value-type="float" office:value="2742" table:style-name="ce17">
            <text:p>2,742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2595" table:style-name="ce71">
            <text:p>392,595</text:p>
          </table:table-cell>
          <table:table-cell office:value-type="float" office:value="1272939" table:style-name="ce79">
            <text:p>1,272,939</text:p>
          </table:table-cell>
          <table:table-cell office:value-type="float" office:value="647673" table:style-name="ce79">
            <text:p>647,673</text:p>
          </table:table-cell>
          <table:table-cell office:value-type="float" office:value="625266" table:style-name="ce73">
            <text:p>625,26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348" table:style-name="ce52">
            <text:p>77,348</text:p>
          </table:table-cell>
          <table:table-cell office:value-type="float" office:value="232140" table:style-name="ce11">
            <text:p>232,140</text:p>
          </table:table-cell>
          <table:table-cell office:value-type="float" office:value="114388" table:style-name="ce11">
            <text:p>114,388</text:p>
          </table:table-cell>
          <table:table-cell office:value-type="float" office:value="117752" table:style-name="ce10">
            <text:p>117,7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373" table:style-name="ce52">
            <text:p>40,373</text:p>
          </table:table-cell>
          <table:table-cell office:value-type="float" office:value="124881" table:style-name="ce11">
            <text:p>124,881</text:p>
          </table:table-cell>
          <table:table-cell office:value-type="float" office:value="61957" table:style-name="ce11">
            <text:p>61,957</text:p>
          </table:table-cell>
          <table:table-cell office:value-type="float" office:value="62924" table:style-name="ce10">
            <text:p>62,924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990" table:style-name="ce52">
            <text:p>24,990</text:p>
          </table:table-cell>
          <table:table-cell office:value-type="float" office:value="86869" table:style-name="ce11">
            <text:p>86,869</text:p>
          </table:table-cell>
          <table:table-cell office:value-type="float" office:value="44061" table:style-name="ce11">
            <text:p>44,061</text:p>
          </table:table-cell>
          <table:table-cell office:value-type="float" office:value="42808" table:style-name="ce10">
            <text:p>42,8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214" table:style-name="ce52">
            <text:p>27,214</text:p>
          </table:table-cell>
          <table:table-cell office:value-type="float" office:value="90555" table:style-name="ce11">
            <text:p>90,555</text:p>
          </table:table-cell>
          <table:table-cell office:value-type="float" office:value="46028" table:style-name="ce11">
            <text:p>46,028</text:p>
          </table:table-cell>
          <table:table-cell office:value-type="float" office:value="44527" table:style-name="ce10">
            <text:p>44,5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892" table:style-name="ce52">
            <text:p>10,892</text:p>
          </table:table-cell>
          <table:table-cell office:value-type="float" office:value="33351" table:style-name="ce11">
            <text:p>33,351</text:p>
          </table:table-cell>
          <table:table-cell office:value-type="float" office:value="16800" table:style-name="ce11">
            <text:p>16,800</text:p>
          </table:table-cell>
          <table:table-cell office:value-type="float" office:value="16551" table:style-name="ce10">
            <text:p>16,55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557" table:style-name="ce52">
            <text:p>16,557</text:p>
          </table:table-cell>
          <table:table-cell office:value-type="float" office:value="55212" table:style-name="ce11">
            <text:p>55,212</text:p>
          </table:table-cell>
          <table:table-cell office:value-type="float" office:value="27896" table:style-name="ce11">
            <text:p>27,896</text:p>
          </table:table-cell>
          <table:table-cell office:value-type="float" office:value="27316" table:style-name="ce10">
            <text:p>27,3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301" table:style-name="ce52">
            <text:p>13,301</text:p>
          </table:table-cell>
          <table:table-cell office:value-type="float" office:value="41266" table:style-name="ce11">
            <text:p>41,266</text:p>
          </table:table-cell>
          <table:table-cell office:value-type="float" office:value="21160" table:style-name="ce11">
            <text:p>21,160</text:p>
          </table:table-cell>
          <table:table-cell office:value-type="float" office:value="20106" table:style-name="ce10">
            <text:p>20,1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66" table:style-name="ce52">
            <text:p>15,166</text:p>
          </table:table-cell>
          <table:table-cell office:value-type="float" office:value="50080" table:style-name="ce11">
            <text:p>50,080</text:p>
          </table:table-cell>
          <table:table-cell office:value-type="float" office:value="25764" table:style-name="ce11">
            <text:p>25,764</text:p>
          </table:table-cell>
          <table:table-cell office:value-type="float" office:value="24316" table:style-name="ce10">
            <text:p>24,3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76" table:style-name="ce52">
            <text:p>4,476</text:p>
          </table:table-cell>
          <table:table-cell office:value-type="float" office:value="16763" table:style-name="ce11">
            <text:p>16,763</text:p>
          </table:table-cell>
          <table:table-cell office:value-type="float" office:value="8616" table:style-name="ce11">
            <text:p>8,616</text:p>
          </table:table-cell>
          <table:table-cell office:value-type="float" office:value="8147" table:style-name="ce10">
            <text:p>8,1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311" table:style-name="ce52">
            <text:p>10,311</text:p>
          </table:table-cell>
          <table:table-cell office:value-type="float" office:value="37376" table:style-name="ce11">
            <text:p>37,376</text:p>
          </table:table-cell>
          <table:table-cell office:value-type="float" office:value="19017" table:style-name="ce11">
            <text:p>19,017</text:p>
          </table:table-cell>
          <table:table-cell office:value-type="float" office:value="18359" table:style-name="ce10">
            <text:p>18,35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099" table:style-name="ce52">
            <text:p>13,099</text:p>
          </table:table-cell>
          <table:table-cell office:value-type="float" office:value="46778" table:style-name="ce11">
            <text:p>46,778</text:p>
          </table:table-cell>
          <table:table-cell office:value-type="float" office:value="24354" table:style-name="ce11">
            <text:p>24,354</text:p>
          </table:table-cell>
          <table:table-cell office:value-type="float" office:value="22424" table:style-name="ce10">
            <text:p>22,4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959" table:style-name="ce52">
            <text:p>10,959</text:p>
          </table:table-cell>
          <table:table-cell office:value-type="float" office:value="39091" table:style-name="ce11">
            <text:p>39,091</text:p>
          </table:table-cell>
          <table:table-cell office:value-type="float" office:value="20166" table:style-name="ce11">
            <text:p>20,166</text:p>
          </table:table-cell>
          <table:table-cell office:value-type="float" office:value="18925" table:style-name="ce10">
            <text:p>18,9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281" table:style-name="ce52">
            <text:p>14,281</text:p>
          </table:table-cell>
          <table:table-cell office:value-type="float" office:value="45604" table:style-name="ce11">
            <text:p>45,604</text:p>
          </table:table-cell>
          <table:table-cell office:value-type="float" office:value="23427" table:style-name="ce11">
            <text:p>23,427</text:p>
          </table:table-cell>
          <table:table-cell office:value-type="float" office:value="22177" table:style-name="ce10">
            <text:p>22,1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41" table:style-name="ce52">
            <text:p>6,841</text:p>
          </table:table-cell>
          <table:table-cell office:value-type="float" office:value="23393" table:style-name="ce11">
            <text:p>23,393</text:p>
          </table:table-cell>
          <table:table-cell office:value-type="float" office:value="12290" table:style-name="ce11">
            <text:p>12,290</text:p>
          </table:table-cell>
          <table:table-cell office:value-type="float" office:value="11103" table:style-name="ce10">
            <text:p>11,1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338" table:style-name="ce52">
            <text:p>11,338</text:p>
          </table:table-cell>
          <table:table-cell office:value-type="float" office:value="37091" table:style-name="ce11">
            <text:p>37,091</text:p>
          </table:table-cell>
          <table:table-cell office:value-type="float" office:value="19126" table:style-name="ce11">
            <text:p>19,126</text:p>
          </table:table-cell>
          <table:table-cell office:value-type="float" office:value="17965" table:style-name="ce10">
            <text:p>17,9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162" table:style-name="ce52">
            <text:p>9,162</text:p>
          </table:table-cell>
          <table:table-cell office:value-type="float" office:value="32213" table:style-name="ce11">
            <text:p>32,213</text:p>
          </table:table-cell>
          <table:table-cell office:value-type="float" office:value="16932" table:style-name="ce11">
            <text:p>16,932</text:p>
          </table:table-cell>
          <table:table-cell office:value-type="float" office:value="15281" table:style-name="ce10">
            <text:p>15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865" table:style-name="ce52">
            <text:p>10,865</text:p>
          </table:table-cell>
          <table:table-cell office:value-type="float" office:value="34766" table:style-name="ce11">
            <text:p>34,766</text:p>
          </table:table-cell>
          <table:table-cell office:value-type="float" office:value="17853" table:style-name="ce11">
            <text:p>17,853</text:p>
          </table:table-cell>
          <table:table-cell office:value-type="float" office:value="16913" table:style-name="ce10">
            <text:p>16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90" table:style-name="ce52">
            <text:p>10,990</text:p>
          </table:table-cell>
          <table:table-cell office:value-type="float" office:value="36698" table:style-name="ce11">
            <text:p>36,698</text:p>
          </table:table-cell>
          <table:table-cell office:value-type="float" office:value="18973" table:style-name="ce11">
            <text:p>18,973</text:p>
          </table:table-cell>
          <table:table-cell office:value-type="float" office:value="17725" table:style-name="ce10">
            <text:p>17,7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014" table:style-name="ce52">
            <text:p>13,014</text:p>
          </table:table-cell>
          <table:table-cell office:value-type="float" office:value="42591" table:style-name="ce11">
            <text:p>42,591</text:p>
          </table:table-cell>
          <table:table-cell office:value-type="float" office:value="21855" table:style-name="ce11">
            <text:p>21,855</text:p>
          </table:table-cell>
          <table:table-cell office:value-type="float" office:value="20736" table:style-name="ce10">
            <text:p>20,7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9" table:style-name="ce52">
            <text:p>5,299</text:p>
          </table:table-cell>
          <table:table-cell office:value-type="float" office:value="14890" table:style-name="ce11">
            <text:p>14,890</text:p>
          </table:table-cell>
          <table:table-cell office:value-type="float" office:value="7839" table:style-name="ce11">
            <text:p>7,839</text:p>
          </table:table-cell>
          <table:table-cell office:value-type="float" office:value="7051" table:style-name="ce10">
            <text:p>7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009" table:style-name="ce52">
            <text:p>8,009</text:p>
          </table:table-cell>
          <table:table-cell office:value-type="float" office:value="27009" table:style-name="ce11">
            <text:p>27,009</text:p>
          </table:table-cell>
          <table:table-cell office:value-type="float" office:value="13931" table:style-name="ce11">
            <text:p>13,931</text:p>
          </table:table-cell>
          <table:table-cell office:value-type="float" office:value="13078" table:style-name="ce10">
            <text:p>13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37" table:style-name="ce52">
            <text:p>9,137</text:p>
          </table:table-cell>
          <table:table-cell office:value-type="float" office:value="30398" table:style-name="ce11">
            <text:p>30,398</text:p>
          </table:table-cell>
          <table:table-cell office:value-type="float" office:value="15700" table:style-name="ce11">
            <text:p>15,700</text:p>
          </table:table-cell>
          <table:table-cell office:value-type="float" office:value="14698" table:style-name="ce10">
            <text:p>14,6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57" table:style-name="ce52">
            <text:p>10,157</text:p>
          </table:table-cell>
          <table:table-cell office:value-type="float" office:value="33165" table:style-name="ce11">
            <text:p>33,165</text:p>
          </table:table-cell>
          <table:table-cell office:value-type="float" office:value="17502" table:style-name="ce11">
            <text:p>17,502</text:p>
          </table:table-cell>
          <table:table-cell office:value-type="float" office:value="15663" table:style-name="ce10">
            <text:p>15,6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19" table:style-name="ce52">
            <text:p>5,219</text:p>
          </table:table-cell>
          <table:table-cell office:value-type="float" office:value="16389" table:style-name="ce11">
            <text:p>16,389</text:p>
          </table:table-cell>
          <table:table-cell office:value-type="float" office:value="8845" table:style-name="ce11">
            <text:p>8,845</text:p>
          </table:table-cell>
          <table:table-cell office:value-type="float" office:value="7544" table:style-name="ce10">
            <text:p>7,5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85" table:style-name="ce52">
            <text:p>4,585</text:p>
          </table:table-cell>
          <table:table-cell office:value-type="float" office:value="14934" table:style-name="ce11">
            <text:p>14,934</text:p>
          </table:table-cell>
          <table:table-cell office:value-type="float" office:value="7821" table:style-name="ce11">
            <text:p>7,821</text:p>
          </table:table-cell>
          <table:table-cell office:value-type="float" office:value="7113" table:style-name="ce10">
            <text:p>7,11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12" table:style-name="ce53">
            <text:p>9,012</text:p>
          </table:table-cell>
          <table:table-cell office:value-type="float" office:value="29436" table:style-name="ce18">
            <text:p>29,436</text:p>
          </table:table-cell>
          <table:table-cell office:value-type="float" office:value="15372" table:style-name="ce18">
            <text:p>15,372</text:p>
          </table:table-cell>
          <table:table-cell office:value-type="float" office:value="14064" table:style-name="ce17">
            <text:p>14,064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097" table:style-name="ce71">
            <text:p>179,097</text:p>
          </table:table-cell>
          <table:table-cell office:value-type="float" office:value="494522" table:style-name="ce79">
            <text:p>494,522</text:p>
          </table:table-cell>
          <table:table-cell office:value-type="float" office:value="252952" table:style-name="ce79">
            <text:p>252,952</text:p>
          </table:table-cell>
          <table:table-cell office:value-type="float" office:value="241570" table:style-name="ce73">
            <text:p>241,5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199" table:style-name="ce52">
            <text:p>35,199</text:p>
          </table:table-cell>
          <table:table-cell office:value-type="float" office:value="99251" table:style-name="ce11">
            <text:p>99,251</text:p>
          </table:table-cell>
          <table:table-cell office:value-type="float" office:value="49624" table:style-name="ce11">
            <text:p>49,624</text:p>
          </table:table-cell>
          <table:table-cell office:value-type="float" office:value="49627" table:style-name="ce10">
            <text:p>49,6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49" table:style-name="ce52">
            <text:p>29,049</text:p>
          </table:table-cell>
          <table:table-cell office:value-type="float" office:value="79942" table:style-name="ce11">
            <text:p>79,942</text:p>
          </table:table-cell>
          <table:table-cell office:value-type="float" office:value="39768" table:style-name="ce11">
            <text:p>39,768</text:p>
          </table:table-cell>
          <table:table-cell office:value-type="float" office:value="40174" table:style-name="ce10">
            <text:p>40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806" table:style-name="ce52">
            <text:p>33,806</text:p>
          </table:table-cell>
          <table:table-cell office:value-type="float" office:value="97577" table:style-name="ce11">
            <text:p>97,577</text:p>
          </table:table-cell>
          <table:table-cell office:value-type="float" office:value="49250" table:style-name="ce11">
            <text:p>49,250</text:p>
          </table:table-cell>
          <table:table-cell office:value-type="float" office:value="48327" table:style-name="ce10">
            <text:p>48,3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10" table:style-name="ce52">
            <text:p>20,210</text:p>
          </table:table-cell>
          <table:table-cell office:value-type="float" office:value="53991" table:style-name="ce11">
            <text:p>53,991</text:p>
          </table:table-cell>
          <table:table-cell office:value-type="float" office:value="27612" table:style-name="ce11">
            <text:p>27,612</text:p>
          </table:table-cell>
          <table:table-cell office:value-type="float" office:value="26379" table:style-name="ce10">
            <text:p>26,3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70" table:style-name="ce52">
            <text:p>4,270</text:p>
          </table:table-cell>
          <table:table-cell office:value-type="float" office:value="10626" table:style-name="ce11">
            <text:p>10,626</text:p>
          </table:table-cell>
          <table:table-cell office:value-type="float" office:value="5555" table:style-name="ce11">
            <text:p>5,555</text:p>
          </table:table-cell>
          <table:table-cell office:value-type="float" office:value="5071" table:style-name="ce10">
            <text:p>5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35" table:style-name="ce52">
            <text:p>12,635</text:p>
          </table:table-cell>
          <table:table-cell office:value-type="float" office:value="38011" table:style-name="ce11">
            <text:p>38,011</text:p>
          </table:table-cell>
          <table:table-cell office:value-type="float" office:value="20021" table:style-name="ce11">
            <text:p>20,021</text:p>
          </table:table-cell>
          <table:table-cell office:value-type="float" office:value="17990" table:style-name="ce10">
            <text:p>17,9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78" table:style-name="ce52">
            <text:p>8,078</text:p>
          </table:table-cell>
          <table:table-cell office:value-type="float" office:value="17542" table:style-name="ce11">
            <text:p>17,542</text:p>
          </table:table-cell>
          <table:table-cell office:value-type="float" office:value="9366" table:style-name="ce11">
            <text:p>9,366</text:p>
          </table:table-cell>
          <table:table-cell office:value-type="float" office:value="8176" table:style-name="ce10">
            <text:p>8,1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95" table:style-name="ce52">
            <text:p>5,595</text:p>
          </table:table-cell>
          <table:table-cell office:value-type="float" office:value="14528" table:style-name="ce11">
            <text:p>14,528</text:p>
          </table:table-cell>
          <table:table-cell office:value-type="float" office:value="7877" table:style-name="ce11">
            <text:p>7,877</text:p>
          </table:table-cell>
          <table:table-cell office:value-type="float" office:value="6651" table:style-name="ce10">
            <text:p>6,6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8" table:style-name="ce52">
            <text:p>5,758</text:p>
          </table:table-cell>
          <table:table-cell office:value-type="float" office:value="15619" table:style-name="ce11">
            <text:p>15,619</text:p>
          </table:table-cell>
          <table:table-cell office:value-type="float" office:value="8225" table:style-name="ce11">
            <text:p>8,225</text:p>
          </table:table-cell>
          <table:table-cell office:value-type="float" office:value="7394" table:style-name="ce10">
            <text:p>7,3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56" table:style-name="ce52">
            <text:p>7,256</text:p>
          </table:table-cell>
          <table:table-cell office:value-type="float" office:value="18299" table:style-name="ce11">
            <text:p>18,299</text:p>
          </table:table-cell>
          <table:table-cell office:value-type="float" office:value="9872" table:style-name="ce11">
            <text:p>9,872</text:p>
          </table:table-cell>
          <table:table-cell office:value-type="float" office:value="8427" table:style-name="ce10">
            <text:p>8,4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83" table:style-name="ce52">
            <text:p>7,083</text:p>
          </table:table-cell>
          <table:table-cell office:value-type="float" office:value="17271" table:style-name="ce11">
            <text:p>17,271</text:p>
          </table:table-cell>
          <table:table-cell office:value-type="float" office:value="9041" table:style-name="ce11">
            <text:p>9,041</text:p>
          </table:table-cell>
          <table:table-cell office:value-type="float" office:value="8230" table:style-name="ce10">
            <text:p>8,2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81" table:style-name="ce52">
            <text:p>5,281</text:p>
          </table:table-cell>
          <table:table-cell office:value-type="float" office:value="16011" table:style-name="ce11">
            <text:p>16,011</text:p>
          </table:table-cell>
          <table:table-cell office:value-type="float" office:value="8589" table:style-name="ce11">
            <text:p>8,589</text:p>
          </table:table-cell>
          <table:table-cell office:value-type="float" office:value="7422" table:style-name="ce10">
            <text:p>7,42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77" table:style-name="ce53">
            <text:p>4,877</text:p>
          </table:table-cell>
          <table:table-cell office:value-type="float" office:value="15854" table:style-name="ce18">
            <text:p>15,854</text:p>
          </table:table-cell>
          <table:table-cell office:value-type="float" office:value="8152" table:style-name="ce18">
            <text:p>8,152</text:p>
          </table:table-cell>
          <table:table-cell office:value-type="float" office:value="7702" table:style-name="ce17">
            <text:p>7,70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2050" table:style-name="ce71">
            <text:p>242,050</text:p>
          </table:table-cell>
          <table:table-cell office:value-type="float" office:value="681834" table:style-name="ce79">
            <text:p>681,834</text:p>
          </table:table-cell>
          <table:table-cell office:value-type="float" office:value="353138" table:style-name="ce79">
            <text:p>353,138</text:p>
          </table:table-cell>
          <table:table-cell office:value-type="float" office:value="328696" table:style-name="ce73">
            <text:p>328,6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925" table:style-name="ce52">
            <text:p>38,925</text:p>
          </table:table-cell>
          <table:table-cell office:value-type="float" office:value="108623" table:style-name="ce11">
            <text:p>108,623</text:p>
          </table:table-cell>
          <table:table-cell office:value-type="float" office:value="53943" table:style-name="ce11">
            <text:p>53,943</text:p>
          </table:table-cell>
          <table:table-cell office:value-type="float" office:value="54680" table:style-name="ce10">
            <text:p>54,6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77" table:style-name="ce52">
            <text:p>15,977</text:p>
          </table:table-cell>
          <table:table-cell office:value-type="float" office:value="44288" table:style-name="ce11">
            <text:p>44,288</text:p>
          </table:table-cell>
          <table:table-cell office:value-type="float" office:value="22472" table:style-name="ce11">
            <text:p>22,472</text:p>
          </table:table-cell>
          <table:table-cell office:value-type="float" office:value="21816" table:style-name="ce10">
            <text:p>21,8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541" table:style-name="ce52">
            <text:p>25,541</text:p>
          </table:table-cell>
          <table:table-cell office:value-type="float" office:value="70966" table:style-name="ce11">
            <text:p>70,966</text:p>
          </table:table-cell>
          <table:table-cell office:value-type="float" office:value="35911" table:style-name="ce11">
            <text:p>35,911</text:p>
          </table:table-cell>
          <table:table-cell office:value-type="float" office:value="35055" table:style-name="ce10">
            <text:p>35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903" table:style-name="ce52">
            <text:p>14,903</text:p>
          </table:table-cell>
          <table:table-cell office:value-type="float" office:value="45771" table:style-name="ce11">
            <text:p>45,771</text:p>
          </table:table-cell>
          <table:table-cell office:value-type="float" office:value="23062" table:style-name="ce11">
            <text:p>23,062</text:p>
          </table:table-cell>
          <table:table-cell office:value-type="float" office:value="22709" table:style-name="ce10">
            <text:p>22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08" table:style-name="ce52">
            <text:p>9,508</text:p>
          </table:table-cell>
          <table:table-cell office:value-type="float" office:value="28582" table:style-name="ce11">
            <text:p>28,582</text:p>
          </table:table-cell>
          <table:table-cell office:value-type="float" office:value="14881" table:style-name="ce11">
            <text:p>14,881</text:p>
          </table:table-cell>
          <table:table-cell office:value-type="float" office:value="13701" table:style-name="ce10">
            <text:p>13,7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35" table:style-name="ce52">
            <text:p>16,035</text:p>
          </table:table-cell>
          <table:table-cell office:value-type="float" office:value="39470" table:style-name="ce11">
            <text:p>39,470</text:p>
          </table:table-cell>
          <table:table-cell office:value-type="float" office:value="20402" table:style-name="ce11">
            <text:p>20,402</text:p>
          </table:table-cell>
          <table:table-cell office:value-type="float" office:value="19068" table:style-name="ce10">
            <text:p>19,0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141" table:style-name="ce52">
            <text:p>11,141</text:p>
          </table:table-cell>
          <table:table-cell office:value-type="float" office:value="31249" table:style-name="ce11">
            <text:p>31,249</text:p>
          </table:table-cell>
          <table:table-cell office:value-type="float" office:value="16469" table:style-name="ce11">
            <text:p>16,469</text:p>
          </table:table-cell>
          <table:table-cell office:value-type="float" office:value="14780" table:style-name="ce10">
            <text:p>14,7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21" table:style-name="ce52">
            <text:p>6,621</text:p>
          </table:table-cell>
          <table:table-cell office:value-type="float" office:value="18825" table:style-name="ce11">
            <text:p>18,825</text:p>
          </table:table-cell>
          <table:table-cell office:value-type="float" office:value="10062" table:style-name="ce11">
            <text:p>10,062</text:p>
          </table:table-cell>
          <table:table-cell office:value-type="float" office:value="8763" table:style-name="ce10">
            <text:p>8,7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97" table:style-name="ce52">
            <text:p>9,397</text:p>
          </table:table-cell>
          <table:table-cell office:value-type="float" office:value="28532" table:style-name="ce11">
            <text:p>28,532</text:p>
          </table:table-cell>
          <table:table-cell office:value-type="float" office:value="14905" table:style-name="ce11">
            <text:p>14,905</text:p>
          </table:table-cell>
          <table:table-cell office:value-type="float" office:value="13627" table:style-name="ce10">
            <text:p>13,6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5" table:style-name="ce52">
            <text:p>6,025</text:p>
          </table:table-cell>
          <table:table-cell office:value-type="float" office:value="17824" table:style-name="ce11">
            <text:p>17,824</text:p>
          </table:table-cell>
          <table:table-cell office:value-type="float" office:value="9327" table:style-name="ce11">
            <text:p>9,327</text:p>
          </table:table-cell>
          <table:table-cell office:value-type="float" office:value="8497" table:style-name="ce10">
            <text:p>8,4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19" table:style-name="ce52">
            <text:p>8,919</text:p>
          </table:table-cell>
          <table:table-cell office:value-type="float" office:value="26434" table:style-name="ce11">
            <text:p>26,434</text:p>
          </table:table-cell>
          <table:table-cell office:value-type="float" office:value="14123" table:style-name="ce11">
            <text:p>14,123</text:p>
          </table:table-cell>
          <table:table-cell office:value-type="float" office:value="12311" table:style-name="ce10">
            <text:p>12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27" table:style-name="ce52">
            <text:p>8,527</text:p>
          </table:table-cell>
          <table:table-cell office:value-type="float" office:value="24051" table:style-name="ce11">
            <text:p>24,051</text:p>
          </table:table-cell>
          <table:table-cell office:value-type="float" office:value="12715" table:style-name="ce11">
            <text:p>12,715</text:p>
          </table:table-cell>
          <table:table-cell office:value-type="float" office:value="11336" table:style-name="ce10">
            <text:p>11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845" table:style-name="ce52">
            <text:p>14,845</text:p>
          </table:table-cell>
          <table:table-cell office:value-type="float" office:value="47047" table:style-name="ce11">
            <text:p>47,047</text:p>
          </table:table-cell>
          <table:table-cell office:value-type="float" office:value="23469" table:style-name="ce11">
            <text:p>23,469</text:p>
          </table:table-cell>
          <table:table-cell office:value-type="float" office:value="23578" table:style-name="ce10">
            <text:p>23,5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695" table:style-name="ce52">
            <text:p>5,695</text:p>
          </table:table-cell>
          <table:table-cell office:value-type="float" office:value="14457" table:style-name="ce11">
            <text:p>14,457</text:p>
          </table:table-cell>
          <table:table-cell office:value-type="float" office:value="8020" table:style-name="ce11">
            <text:p>8,020</text:p>
          </table:table-cell>
          <table:table-cell office:value-type="float" office:value="6437" table:style-name="ce10">
            <text:p>6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22" table:style-name="ce52">
            <text:p>4,422</text:p>
          </table:table-cell>
          <table:table-cell office:value-type="float" office:value="12693" table:style-name="ce11">
            <text:p>12,693</text:p>
          </table:table-cell>
          <table:table-cell office:value-type="float" office:value="6835" table:style-name="ce11">
            <text:p>6,835</text:p>
          </table:table-cell>
          <table:table-cell office:value-type="float" office:value="5858" table:style-name="ce10">
            <text:p>5,8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94" table:style-name="ce52">
            <text:p>8,594</text:p>
          </table:table-cell>
          <table:table-cell office:value-type="float" office:value="23357" table:style-name="ce11">
            <text:p>23,357</text:p>
          </table:table-cell>
          <table:table-cell office:value-type="float" office:value="12529" table:style-name="ce11">
            <text:p>12,529</text:p>
          </table:table-cell>
          <table:table-cell office:value-type="float" office:value="10828" table:style-name="ce10">
            <text:p>10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80" table:style-name="ce52">
            <text:p>9,180</text:p>
          </table:table-cell>
          <table:table-cell office:value-type="float" office:value="25165" table:style-name="ce11">
            <text:p>25,165</text:p>
          </table:table-cell>
          <table:table-cell office:value-type="float" office:value="13793" table:style-name="ce11">
            <text:p>13,793</text:p>
          </table:table-cell>
          <table:table-cell office:value-type="float" office:value="11372" table:style-name="ce10">
            <text:p>11,3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49" table:style-name="ce52">
            <text:p>8,649</text:p>
          </table:table-cell>
          <table:table-cell office:value-type="float" office:value="22820" table:style-name="ce11">
            <text:p>22,820</text:p>
          </table:table-cell>
          <table:table-cell office:value-type="float" office:value="12369" table:style-name="ce11">
            <text:p>12,369</text:p>
          </table:table-cell>
          <table:table-cell office:value-type="float" office:value="10451" table:style-name="ce10">
            <text:p>10,4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91" table:style-name="ce52">
            <text:p>9,391</text:p>
          </table:table-cell>
          <table:table-cell office:value-type="float" office:value="26870" table:style-name="ce11">
            <text:p>26,870</text:p>
          </table:table-cell>
          <table:table-cell office:value-type="float" office:value="14333" table:style-name="ce11">
            <text:p>14,333</text:p>
          </table:table-cell>
          <table:table-cell office:value-type="float" office:value="12537" table:style-name="ce10">
            <text:p>12,53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755" table:style-name="ce53">
            <text:p>9,755</text:p>
          </table:table-cell>
          <table:table-cell office:value-type="float" office:value="24810" table:style-name="ce18">
            <text:p>24,810</text:p>
          </table:table-cell>
          <table:table-cell office:value-type="float" office:value="13518" table:style-name="ce18">
            <text:p>13,518</text:p>
          </table:table-cell>
          <table:table-cell office:value-type="float" office:value="11292" table:style-name="ce17">
            <text:p>11,292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682" table:style-name="ce71">
            <text:p>183,682</text:p>
          </table:table-cell>
          <table:table-cell office:value-type="float" office:value="503485" table:style-name="ce79">
            <text:p>503,485</text:p>
          </table:table-cell>
          <table:table-cell office:value-type="float" office:value="261407" table:style-name="ce79">
            <text:p>261,407</text:p>
          </table:table-cell>
          <table:table-cell office:value-type="float" office:value="242078" table:style-name="ce73">
            <text:p>242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425" table:style-name="ce52">
            <text:p>13,425</text:p>
          </table:table-cell>
          <table:table-cell office:value-type="float" office:value="38251" table:style-name="ce11">
            <text:p>38,251</text:p>
          </table:table-cell>
          <table:table-cell office:value-type="float" office:value="19559" table:style-name="ce11">
            <text:p>19,559</text:p>
          </table:table-cell>
          <table:table-cell office:value-type="float" office:value="18692" table:style-name="ce10">
            <text:p>18,6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04" table:style-name="ce52">
            <text:p>15,804</text:p>
          </table:table-cell>
          <table:table-cell office:value-type="float" office:value="41864" table:style-name="ce11">
            <text:p>41,864</text:p>
          </table:table-cell>
          <table:table-cell office:value-type="float" office:value="21142" table:style-name="ce11">
            <text:p>21,142</text:p>
          </table:table-cell>
          <table:table-cell office:value-type="float" office:value="20722" table:style-name="ce10">
            <text:p>20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70" table:style-name="ce52">
            <text:p>9,870</text:p>
          </table:table-cell>
          <table:table-cell office:value-type="float" office:value="26382" table:style-name="ce11">
            <text:p>26,382</text:p>
          </table:table-cell>
          <table:table-cell office:value-type="float" office:value="13470" table:style-name="ce11">
            <text:p>13,470</text:p>
          </table:table-cell>
          <table:table-cell office:value-type="float" office:value="12912" table:style-name="ce10">
            <text:p>12,9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25" table:style-name="ce52">
            <text:p>11,425</text:p>
          </table:table-cell>
          <table:table-cell office:value-type="float" office:value="30740" table:style-name="ce11">
            <text:p>30,740</text:p>
          </table:table-cell>
          <table:table-cell office:value-type="float" office:value="15688" table:style-name="ce11">
            <text:p>15,688</text:p>
          </table:table-cell>
          <table:table-cell office:value-type="float" office:value="15052" table:style-name="ce10">
            <text:p>15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333" table:style-name="ce52">
            <text:p>25,333</text:p>
          </table:table-cell>
          <table:table-cell office:value-type="float" office:value="71322" table:style-name="ce11">
            <text:p>71,322</text:p>
          </table:table-cell>
          <table:table-cell office:value-type="float" office:value="36439" table:style-name="ce11">
            <text:p>36,439</text:p>
          </table:table-cell>
          <table:table-cell office:value-type="float" office:value="34883" table:style-name="ce10">
            <text:p>34,8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87" table:style-name="ce52">
            <text:p>5,287</text:p>
          </table:table-cell>
          <table:table-cell office:value-type="float" office:value="14322" table:style-name="ce11">
            <text:p>14,322</text:p>
          </table:table-cell>
          <table:table-cell office:value-type="float" office:value="7643" table:style-name="ce11">
            <text:p>7,643</text:p>
          </table:table-cell>
          <table:table-cell office:value-type="float" office:value="6679" table:style-name="ce10">
            <text:p>6,6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20" table:style-name="ce52">
            <text:p>10,720</text:p>
          </table:table-cell>
          <table:table-cell office:value-type="float" office:value="31470" table:style-name="ce11">
            <text:p>31,470</text:p>
          </table:table-cell>
          <table:table-cell office:value-type="float" office:value="16605" table:style-name="ce11">
            <text:p>16,605</text:p>
          </table:table-cell>
          <table:table-cell office:value-type="float" office:value="14865" table:style-name="ce10">
            <text:p>14,8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88" table:style-name="ce52">
            <text:p>8,788</text:p>
          </table:table-cell>
          <table:table-cell office:value-type="float" office:value="22613" table:style-name="ce11">
            <text:p>22,613</text:p>
          </table:table-cell>
          <table:table-cell office:value-type="float" office:value="11949" table:style-name="ce11">
            <text:p>11,949</text:p>
          </table:table-cell>
          <table:table-cell office:value-type="float" office:value="10664" table:style-name="ce10">
            <text:p>10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60" table:style-name="ce52">
            <text:p>9,160</text:p>
          </table:table-cell>
          <table:table-cell office:value-type="float" office:value="24234" table:style-name="ce11">
            <text:p>24,234</text:p>
          </table:table-cell>
          <table:table-cell office:value-type="float" office:value="12831" table:style-name="ce11">
            <text:p>12,831</text:p>
          </table:table-cell>
          <table:table-cell office:value-type="float" office:value="11403" table:style-name="ce10">
            <text:p>11,4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72" table:style-name="ce52">
            <text:p>7,272</text:p>
          </table:table-cell>
          <table:table-cell office:value-type="float" office:value="17923" table:style-name="ce11">
            <text:p>17,923</text:p>
          </table:table-cell>
          <table:table-cell office:value-type="float" office:value="9326" table:style-name="ce11">
            <text:p>9,326</text:p>
          </table:table-cell>
          <table:table-cell office:value-type="float" office:value="8597" table:style-name="ce10">
            <text:p>8,5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9" table:style-name="ce52">
            <text:p>5,749</text:p>
          </table:table-cell>
          <table:table-cell office:value-type="float" office:value="15146" table:style-name="ce11">
            <text:p>15,146</text:p>
          </table:table-cell>
          <table:table-cell office:value-type="float" office:value="8150" table:style-name="ce11">
            <text:p>8,150</text:p>
          </table:table-cell>
          <table:table-cell office:value-type="float" office:value="6996" table:style-name="ce10">
            <text:p>6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295" table:style-name="ce52">
            <text:p>18,295</text:p>
          </table:table-cell>
          <table:table-cell office:value-type="float" office:value="49196" table:style-name="ce11">
            <text:p>49,196</text:p>
          </table:table-cell>
          <table:table-cell office:value-type="float" office:value="25381" table:style-name="ce11">
            <text:p>25,381</text:p>
          </table:table-cell>
          <table:table-cell office:value-type="float" office:value="23815" table:style-name="ce10">
            <text:p>23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03" table:style-name="ce52">
            <text:p>16,103</text:p>
          </table:table-cell>
          <table:table-cell office:value-type="float" office:value="44358" table:style-name="ce11">
            <text:p>44,358</text:p>
          </table:table-cell>
          <table:table-cell office:value-type="float" office:value="23046" table:style-name="ce11">
            <text:p>23,046</text:p>
          </table:table-cell>
          <table:table-cell office:value-type="float" office:value="21312" table:style-name="ce10">
            <text:p>21,3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94" table:style-name="ce52">
            <text:p>11,694</text:p>
          </table:table-cell>
          <table:table-cell office:value-type="float" office:value="35262" table:style-name="ce11">
            <text:p>35,262</text:p>
          </table:table-cell>
          <table:table-cell office:value-type="float" office:value="18756" table:style-name="ce11">
            <text:p>18,756</text:p>
          </table:table-cell>
          <table:table-cell office:value-type="float" office:value="16506" table:style-name="ce10">
            <text:p>16,5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6" table:style-name="ce52">
            <text:p>6,746</text:p>
          </table:table-cell>
          <table:table-cell office:value-type="float" office:value="18994" table:style-name="ce11">
            <text:p>18,994</text:p>
          </table:table-cell>
          <table:table-cell office:value-type="float" office:value="10080" table:style-name="ce11">
            <text:p>10,080</text:p>
          </table:table-cell>
          <table:table-cell office:value-type="float" office:value="8914" table:style-name="ce10">
            <text:p>8,9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2" table:style-name="ce52">
            <text:p>4,212</text:p>
          </table:table-cell>
          <table:table-cell office:value-type="float" office:value="11281" table:style-name="ce11">
            <text:p>11,281</text:p>
          </table:table-cell>
          <table:table-cell office:value-type="float" office:value="6081" table:style-name="ce11">
            <text:p>6,081</text:p>
          </table:table-cell>
          <table:table-cell office:value-type="float" office:value="5200" table:style-name="ce10">
            <text:p>5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25" table:style-name="ce52">
            <text:p>1,925</text:p>
          </table:table-cell>
          <table:table-cell office:value-type="float" office:value="4590" table:style-name="ce11">
            <text:p>4,590</text:p>
          </table:table-cell>
          <table:table-cell office:value-type="float" office:value="2354" table:style-name="ce11">
            <text:p>2,354</text:p>
          </table:table-cell>
          <table:table-cell office:value-type="float" office:value="2236" table:style-name="ce10">
            <text:p>2,23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4" table:style-name="ce53">
            <text:p>1,874</text:p>
          </table:table-cell>
          <table:table-cell office:value-type="float" office:value="5537" table:style-name="ce18">
            <text:p>5,537</text:p>
          </table:table-cell>
          <table:table-cell office:value-type="float" office:value="2907" table:style-name="ce18">
            <text:p>2,907</text:p>
          </table:table-cell>
          <table:table-cell office:value-type="float" office:value="2630" table:style-name="ce17">
            <text:p>2,63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89781" table:style-name="ce71">
            <text:p>289,781</text:p>
          </table:table-cell>
          <table:table-cell office:value-type="float" office:value="819793" table:style-name="ce79">
            <text:p>819,793</text:p>
          </table:table-cell>
          <table:table-cell office:value-type="float" office:value="418176" table:style-name="ce79">
            <text:p>418,176</text:p>
          </table:table-cell>
          <table:table-cell office:value-type="float" office:value="401617" table:style-name="ce73">
            <text:p>401,6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007" table:style-name="ce52">
            <text:p>75,007</text:p>
          </table:table-cell>
          <table:table-cell office:value-type="float" office:value="199024" table:style-name="ce11">
            <text:p>199,024</text:p>
          </table:table-cell>
          <table:table-cell office:value-type="float" office:value="97993" table:style-name="ce11">
            <text:p>97,993</text:p>
          </table:table-cell>
          <table:table-cell office:value-type="float" office:value="101031" table:style-name="ce10">
            <text:p>101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947" table:style-name="ce52">
            <text:p>19,947</text:p>
          </table:table-cell>
          <table:table-cell office:value-type="float" office:value="53848" table:style-name="ce11">
            <text:p>53,848</text:p>
          </table:table-cell>
          <table:table-cell office:value-type="float" office:value="26861" table:style-name="ce11">
            <text:p>26,861</text:p>
          </table:table-cell>
          <table:table-cell office:value-type="float" office:value="26987" table:style-name="ce10">
            <text:p>26,9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970" table:style-name="ce52">
            <text:p>16,970</text:p>
          </table:table-cell>
          <table:table-cell office:value-type="float" office:value="47215" table:style-name="ce11">
            <text:p>47,215</text:p>
          </table:table-cell>
          <table:table-cell office:value-type="float" office:value="23804" table:style-name="ce11">
            <text:p>23,804</text:p>
          </table:table-cell>
          <table:table-cell office:value-type="float" office:value="23411" table:style-name="ce10">
            <text:p>23,4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785" table:style-name="ce52">
            <text:p>11,785</text:p>
          </table:table-cell>
          <table:table-cell office:value-type="float" office:value="30673" table:style-name="ce11">
            <text:p>30,673</text:p>
          </table:table-cell>
          <table:table-cell office:value-type="float" office:value="15704" table:style-name="ce11">
            <text:p>15,704</text:p>
          </table:table-cell>
          <table:table-cell office:value-type="float" office:value="14969" table:style-name="ce10">
            <text:p>14,9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375" table:style-name="ce52">
            <text:p>15,375</text:p>
          </table:table-cell>
          <table:table-cell office:value-type="float" office:value="50450" table:style-name="ce11">
            <text:p>50,450</text:p>
          </table:table-cell>
          <table:table-cell office:value-type="float" office:value="26178" table:style-name="ce11">
            <text:p>26,178</text:p>
          </table:table-cell>
          <table:table-cell office:value-type="float" office:value="24272" table:style-name="ce10">
            <text:p>24,2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254" table:style-name="ce52">
            <text:p>10,254</text:p>
          </table:table-cell>
          <table:table-cell office:value-type="float" office:value="29584" table:style-name="ce11">
            <text:p>29,584</text:p>
          </table:table-cell>
          <table:table-cell office:value-type="float" office:value="15429" table:style-name="ce11">
            <text:p>15,429</text:p>
          </table:table-cell>
          <table:table-cell office:value-type="float" office:value="14155" table:style-name="ce10">
            <text:p>14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72" table:style-name="ce52">
            <text:p>3,872</text:p>
          </table:table-cell>
          <table:table-cell office:value-type="float" office:value="10944" table:style-name="ce11">
            <text:p>10,944</text:p>
          </table:table-cell>
          <table:table-cell office:value-type="float" office:value="5678" table:style-name="ce11">
            <text:p>5,678</text:p>
          </table:table-cell>
          <table:table-cell office:value-type="float" office:value="5266" table:style-name="ce10">
            <text:p>5,2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147" table:style-name="ce52">
            <text:p>7,147</text:p>
          </table:table-cell>
          <table:table-cell office:value-type="float" office:value="21987" table:style-name="ce11">
            <text:p>21,987</text:p>
          </table:table-cell>
          <table:table-cell office:value-type="float" office:value="11310" table:style-name="ce11">
            <text:p>11,310</text:p>
          </table:table-cell>
          <table:table-cell office:value-type="float" office:value="10677" table:style-name="ce10">
            <text:p>10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26" table:style-name="ce52">
            <text:p>8,226</text:p>
          </table:table-cell>
          <table:table-cell office:value-type="float" office:value="25821" table:style-name="ce11">
            <text:p>25,821</text:p>
          </table:table-cell>
          <table:table-cell office:value-type="float" office:value="13134" table:style-name="ce11">
            <text:p>13,134</text:p>
          </table:table-cell>
          <table:table-cell office:value-type="float" office:value="12687" table:style-name="ce10">
            <text:p>12,6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90" table:style-name="ce52">
            <text:p>7,890</text:p>
          </table:table-cell>
          <table:table-cell office:value-type="float" office:value="25381" table:style-name="ce11">
            <text:p>25,381</text:p>
          </table:table-cell>
          <table:table-cell office:value-type="float" office:value="13135" table:style-name="ce11">
            <text:p>13,135</text:p>
          </table:table-cell>
          <table:table-cell office:value-type="float" office:value="12246" table:style-name="ce10">
            <text:p>12,2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33" table:style-name="ce52">
            <text:p>9,233</text:p>
          </table:table-cell>
          <table:table-cell office:value-type="float" office:value="24006" table:style-name="ce11">
            <text:p>24,006</text:p>
          </table:table-cell>
          <table:table-cell office:value-type="float" office:value="12814" table:style-name="ce11">
            <text:p>12,814</text:p>
          </table:table-cell>
          <table:table-cell office:value-type="float" office:value="11192" table:style-name="ce10">
            <text:p>11,1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31" table:style-name="ce52">
            <text:p>6,531</text:p>
          </table:table-cell>
          <table:table-cell office:value-type="float" office:value="20484" table:style-name="ce11">
            <text:p>20,484</text:p>
          </table:table-cell>
          <table:table-cell office:value-type="float" office:value="10640" table:style-name="ce11">
            <text:p>10,640</text:p>
          </table:table-cell>
          <table:table-cell office:value-type="float" office:value="9844" table:style-name="ce10">
            <text:p>9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840" table:style-name="ce52">
            <text:p>18,840</text:p>
          </table:table-cell>
          <table:table-cell office:value-type="float" office:value="53643" table:style-name="ce11">
            <text:p>53,643</text:p>
          </table:table-cell>
          <table:table-cell office:value-type="float" office:value="27685" table:style-name="ce11">
            <text:p>27,685</text:p>
          </table:table-cell>
          <table:table-cell office:value-type="float" office:value="25958" table:style-name="ce10">
            <text:p>25,9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6" table:style-name="ce52">
            <text:p>5,666</text:p>
          </table:table-cell>
          <table:table-cell office:value-type="float" office:value="16916" table:style-name="ce11">
            <text:p>16,916</text:p>
          </table:table-cell>
          <table:table-cell office:value-type="float" office:value="8982" table:style-name="ce11">
            <text:p>8,982</text:p>
          </table:table-cell>
          <table:table-cell office:value-type="float" office:value="7934" table:style-name="ce10">
            <text:p>7,9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44" table:style-name="ce52">
            <text:p>3,444</text:p>
          </table:table-cell>
          <table:table-cell office:value-type="float" office:value="9750" table:style-name="ce11">
            <text:p>9,750</text:p>
          </table:table-cell>
          <table:table-cell office:value-type="float" office:value="5196" table:style-name="ce11">
            <text:p>5,196</text:p>
          </table:table-cell>
          <table:table-cell office:value-type="float" office:value="4554" table:style-name="ce10">
            <text:p>4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99" table:style-name="ce52">
            <text:p>8,599</text:p>
          </table:table-cell>
          <table:table-cell office:value-type="float" office:value="24089" table:style-name="ce11">
            <text:p>24,089</text:p>
          </table:table-cell>
          <table:table-cell office:value-type="float" office:value="12587" table:style-name="ce11">
            <text:p>12,587</text:p>
          </table:table-cell>
          <table:table-cell office:value-type="float" office:value="11502" table:style-name="ce10">
            <text:p>11,5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59" table:style-name="ce52">
            <text:p>11,859</text:p>
          </table:table-cell>
          <table:table-cell office:value-type="float" office:value="34539" table:style-name="ce11">
            <text:p>34,539</text:p>
          </table:table-cell>
          <table:table-cell office:value-type="float" office:value="17901" table:style-name="ce11">
            <text:p>17,901</text:p>
          </table:table-cell>
          <table:table-cell office:value-type="float" office:value="16638" table:style-name="ce10">
            <text:p>16,6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30" table:style-name="ce52">
            <text:p>4,530</text:p>
          </table:table-cell>
          <table:table-cell office:value-type="float" office:value="15383" table:style-name="ce11">
            <text:p>15,383</text:p>
          </table:table-cell>
          <table:table-cell office:value-type="float" office:value="7762" table:style-name="ce11">
            <text:p>7,762</text:p>
          </table:table-cell>
          <table:table-cell office:value-type="float" office:value="7621" table:style-name="ce10">
            <text:p>7,6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04" table:style-name="ce52">
            <text:p>6,704</text:p>
          </table:table-cell>
          <table:table-cell office:value-type="float" office:value="17602" table:style-name="ce11">
            <text:p>17,602</text:p>
          </table:table-cell>
          <table:table-cell office:value-type="float" office:value="8967" table:style-name="ce11">
            <text:p>8,967</text:p>
          </table:table-cell>
          <table:table-cell office:value-type="float" office:value="8635" table:style-name="ce10">
            <text:p>8,6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47" table:style-name="ce52">
            <text:p>3,747</text:p>
          </table:table-cell>
          <table:table-cell office:value-type="float" office:value="10548" table:style-name="ce11">
            <text:p>10,548</text:p>
          </table:table-cell>
          <table:table-cell office:value-type="float" office:value="5413" table:style-name="ce11">
            <text:p>5,413</text:p>
          </table:table-cell>
          <table:table-cell office:value-type="float" office:value="5135" table:style-name="ce10">
            <text:p>5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74" table:style-name="ce52">
            <text:p>6,974</text:p>
          </table:table-cell>
          <table:table-cell office:value-type="float" office:value="18869" table:style-name="ce11">
            <text:p>18,869</text:p>
          </table:table-cell>
          <table:table-cell office:value-type="float" office:value="9761" table:style-name="ce11">
            <text:p>9,761</text:p>
          </table:table-cell>
          <table:table-cell office:value-type="float" office:value="9108" table:style-name="ce10">
            <text:p>9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591" table:style-name="ce52">
            <text:p>4,591</text:p>
          </table:table-cell>
          <table:table-cell office:value-type="float" office:value="12234" table:style-name="ce11">
            <text:p>12,234</text:p>
          </table:table-cell>
          <table:table-cell office:value-type="float" office:value="6698" table:style-name="ce11">
            <text:p>6,698</text:p>
          </table:table-cell>
          <table:table-cell office:value-type="float" office:value="5536" table:style-name="ce10">
            <text:p>5,5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0" table:style-name="ce52">
            <text:p>3,470</text:p>
          </table:table-cell>
          <table:table-cell office:value-type="float" office:value="8430" table:style-name="ce11">
            <text:p>8,430</text:p>
          </table:table-cell>
          <table:table-cell office:value-type="float" office:value="4503" table:style-name="ce11">
            <text:p>4,503</text:p>
          </table:table-cell>
          <table:table-cell office:value-type="float" office:value="3927" table:style-name="ce10">
            <text:p>3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3" table:style-name="ce52">
            <text:p>3,023</text:p>
          </table:table-cell>
          <table:table-cell office:value-type="float" office:value="7703" table:style-name="ce11">
            <text:p>7,703</text:p>
          </table:table-cell>
          <table:table-cell office:value-type="float" office:value="4183" table:style-name="ce11">
            <text:p>4,183</text:p>
          </table:table-cell>
          <table:table-cell office:value-type="float" office:value="3520" table:style-name="ce10">
            <text:p>3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81" table:style-name="ce52">
            <text:p>2,081</text:p>
          </table:table-cell>
          <table:table-cell office:value-type="float" office:value="5357" table:style-name="ce11">
            <text:p>5,357</text:p>
          </table:table-cell>
          <table:table-cell office:value-type="float" office:value="2835" table:style-name="ce11">
            <text:p>2,835</text:p>
          </table:table-cell>
          <table:table-cell office:value-type="float" office:value="2522" table:style-name="ce10">
            <text:p>2,5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27" table:style-name="ce52">
            <text:p>2,327</text:p>
          </table:table-cell>
          <table:table-cell office:value-type="float" office:value="7662" table:style-name="ce11">
            <text:p>7,662</text:p>
          </table:table-cell>
          <table:table-cell office:value-type="float" office:value="3854" table:style-name="ce11">
            <text:p>3,854</text:p>
          </table:table-cell>
          <table:table-cell office:value-type="float" office:value="3808" table:style-name="ce10">
            <text:p>3,8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9" table:style-name="ce52">
            <text:p>1,049</text:p>
          </table:table-cell>
          <table:table-cell office:value-type="float" office:value="3295" table:style-name="ce11">
            <text:p>3,295</text:p>
          </table:table-cell>
          <table:table-cell office:value-type="float" office:value="1681" table:style-name="ce11">
            <text:p>1,681</text:p>
          </table:table-cell>
          <table:table-cell office:value-type="float" office:value="1614" table:style-name="ce10">
            <text:p>1,6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59" table:style-name="ce52">
            <text:p>2,059</text:p>
          </table:table-cell>
          <table:table-cell office:value-type="float" office:value="6785" table:style-name="ce11">
            <text:p>6,785</text:p>
          </table:table-cell>
          <table:table-cell office:value-type="float" office:value="3428" table:style-name="ce11">
            <text:p>3,428</text:p>
          </table:table-cell>
          <table:table-cell office:value-type="float" office:value="3357" table:style-name="ce10">
            <text:p>3,3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88" table:style-name="ce52">
            <text:p>1,388</text:p>
          </table:table-cell>
          <table:table-cell office:value-type="float" office:value="5410" table:style-name="ce11">
            <text:p>5,410</text:p>
          </table:table-cell>
          <table:table-cell office:value-type="float" office:value="2827" table:style-name="ce11">
            <text:p>2,827</text:p>
          </table:table-cell>
          <table:table-cell office:value-type="float" office:value="2583" table:style-name="ce10">
            <text:p>2,5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43" table:style-name="ce52">
            <text:p>2,243</text:p>
          </table:table-cell>
          <table:table-cell office:value-type="float" office:value="7441" table:style-name="ce11">
            <text:p>7,441</text:p>
          </table:table-cell>
          <table:table-cell office:value-type="float" office:value="3745" table:style-name="ce11">
            <text:p>3,745</text:p>
          </table:table-cell>
          <table:table-cell office:value-type="float" office:value="3696" table:style-name="ce10">
            <text:p>3,6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26" table:style-name="ce52">
            <text:p>1,426</text:p>
          </table:table-cell>
          <table:table-cell office:value-type="float" office:value="4947" table:style-name="ce11">
            <text:p>4,947</text:p>
          </table:table-cell>
          <table:table-cell office:value-type="float" office:value="2531" table:style-name="ce11">
            <text:p>2,531</text:p>
          </table:table-cell>
          <table:table-cell office:value-type="float" office:value="2416" table:style-name="ce10">
            <text:p>2,4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81" table:style-name="ce52">
            <text:p>1,581</text:p>
          </table:table-cell>
          <table:table-cell office:value-type="float" office:value="4900" table:style-name="ce11">
            <text:p>4,900</text:p>
          </table:table-cell>
          <table:table-cell office:value-type="float" office:value="2513" table:style-name="ce11">
            <text:p>2,513</text:p>
          </table:table-cell>
          <table:table-cell office:value-type="float" office:value="2387" table:style-name="ce10">
            <text:p>2,38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43" table:style-name="ce53">
            <text:p>1,943</text:p>
          </table:table-cell>
          <table:table-cell office:value-type="float" office:value="4873" table:style-name="ce18">
            <text:p>4,873</text:p>
          </table:table-cell>
          <table:table-cell office:value-type="float" office:value="2444" table:style-name="ce18">
            <text:p>2,444</text:p>
          </table:table-cell>
          <table:table-cell office:value-type="float" office:value="2429" table:style-name="ce17">
            <text:p>2,429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223" table:style-name="ce71">
            <text:p>83,223</text:p>
          </table:table-cell>
          <table:table-cell office:value-type="float" office:value="217074" table:style-name="ce79">
            <text:p>217,074</text:p>
          </table:table-cell>
          <table:table-cell office:value-type="float" office:value="111756" table:style-name="ce79">
            <text:p>111,756</text:p>
          </table:table-cell>
          <table:table-cell office:value-type="float" office:value="105318" table:style-name="ce73">
            <text:p>105,3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038" table:style-name="ce52">
            <text:p>40,038</text:p>
          </table:table-cell>
          <table:table-cell office:value-type="float" office:value="105192" table:style-name="ce11">
            <text:p>105,192</text:p>
          </table:table-cell>
          <table:table-cell office:value-type="float" office:value="52523" table:style-name="ce11">
            <text:p>52,523</text:p>
          </table:table-cell>
          <table:table-cell office:value-type="float" office:value="52669" table:style-name="ce10">
            <text:p>52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69" table:style-name="ce52">
            <text:p>5,369</text:p>
          </table:table-cell>
          <table:table-cell office:value-type="float" office:value="13807" table:style-name="ce11">
            <text:p>13,807</text:p>
          </table:table-cell>
          <table:table-cell office:value-type="float" office:value="7260" table:style-name="ce11">
            <text:p>7,260</text:p>
          </table:table-cell>
          <table:table-cell office:value-type="float" office:value="6547" table:style-name="ce10">
            <text:p>6,5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90" table:style-name="ce52">
            <text:p>3,190</text:p>
          </table:table-cell>
          <table:table-cell office:value-type="float" office:value="8605" table:style-name="ce11">
            <text:p>8,605</text:p>
          </table:table-cell>
          <table:table-cell office:value-type="float" office:value="4450" table:style-name="ce11">
            <text:p>4,450</text:p>
          </table:table-cell>
          <table:table-cell office:value-type="float" office:value="4155" table:style-name="ce10">
            <text:p>4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76" table:style-name="ce52">
            <text:p>6,776</text:p>
          </table:table-cell>
          <table:table-cell office:value-type="float" office:value="17157" table:style-name="ce11">
            <text:p>17,157</text:p>
          </table:table-cell>
          <table:table-cell office:value-type="float" office:value="9023" table:style-name="ce11">
            <text:p>9,023</text:p>
          </table:table-cell>
          <table:table-cell office:value-type="float" office:value="8134" table:style-name="ce10">
            <text:p>8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45" table:style-name="ce52">
            <text:p>2,445</text:p>
          </table:table-cell>
          <table:table-cell office:value-type="float" office:value="5875" table:style-name="ce11">
            <text:p>5,875</text:p>
          </table:table-cell>
          <table:table-cell office:value-type="float" office:value="3082" table:style-name="ce11">
            <text:p>3,082</text:p>
          </table:table-cell>
          <table:table-cell office:value-type="float" office:value="2793" table:style-name="ce10">
            <text:p>2,7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43" table:style-name="ce52">
            <text:p>4,743</text:p>
          </table:table-cell>
          <table:table-cell office:value-type="float" office:value="11006" table:style-name="ce11">
            <text:p>11,006</text:p>
          </table:table-cell>
          <table:table-cell office:value-type="float" office:value="5844" table:style-name="ce11">
            <text:p>5,844</text:p>
          </table:table-cell>
          <table:table-cell office:value-type="float" office:value="5162" table:style-name="ce10">
            <text:p>5,1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65" table:style-name="ce52">
            <text:p>3,765</text:p>
          </table:table-cell>
          <table:table-cell office:value-type="float" office:value="8363" table:style-name="ce11">
            <text:p>8,363</text:p>
          </table:table-cell>
          <table:table-cell office:value-type="float" office:value="4626" table:style-name="ce11">
            <text:p>4,626</text:p>
          </table:table-cell>
          <table:table-cell office:value-type="float" office:value="3737" table:style-name="ce10">
            <text:p>3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5" table:style-name="ce52">
            <text:p>2,895</text:p>
          </table:table-cell>
          <table:table-cell office:value-type="float" office:value="7050" table:style-name="ce11">
            <text:p>7,050</text:p>
          </table:table-cell>
          <table:table-cell office:value-type="float" office:value="3981" table:style-name="ce11">
            <text:p>3,981</text:p>
          </table:table-cell>
          <table:table-cell office:value-type="float" office:value="3069" table:style-name="ce10">
            <text:p>3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30" table:style-name="ce52">
            <text:p>3,030</text:p>
          </table:table-cell>
          <table:table-cell office:value-type="float" office:value="7752" table:style-name="ce11">
            <text:p>7,752</text:p>
          </table:table-cell>
          <table:table-cell office:value-type="float" office:value="4106" table:style-name="ce11">
            <text:p>4,106</text:p>
          </table:table-cell>
          <table:table-cell office:value-type="float" office:value="3646" table:style-name="ce10">
            <text:p>3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4" table:style-name="ce52">
            <text:p>3,184</text:p>
          </table:table-cell>
          <table:table-cell office:value-type="float" office:value="8150" table:style-name="ce11">
            <text:p>8,150</text:p>
          </table:table-cell>
          <table:table-cell office:value-type="float" office:value="4210" table:style-name="ce11">
            <text:p>4,210</text:p>
          </table:table-cell>
          <table:table-cell office:value-type="float" office:value="3940" table:style-name="ce10">
            <text:p>3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68" table:style-name="ce52">
            <text:p>1,168</text:p>
          </table:table-cell>
          <table:table-cell office:value-type="float" office:value="4079" table:style-name="ce11">
            <text:p>4,079</text:p>
          </table:table-cell>
          <table:table-cell office:value-type="float" office:value="2156" table:style-name="ce11">
            <text:p>2,156</text:p>
          </table:table-cell>
          <table:table-cell office:value-type="float" office:value="1923" table:style-name="ce10">
            <text:p>1,9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5" table:style-name="ce52">
            <text:p>1,065</text:p>
          </table:table-cell>
          <table:table-cell office:value-type="float" office:value="3550" table:style-name="ce11">
            <text:p>3,550</text:p>
          </table:table-cell>
          <table:table-cell office:value-type="float" office:value="1908" table:style-name="ce11">
            <text:p>1,908</text:p>
          </table:table-cell>
          <table:table-cell office:value-type="float" office:value="1642" table:style-name="ce10">
            <text:p>1,6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7" table:style-name="ce52">
            <text:p>1,087</text:p>
          </table:table-cell>
          <table:table-cell office:value-type="float" office:value="4121" table:style-name="ce11">
            <text:p>4,121</text:p>
          </table:table-cell>
          <table:table-cell office:value-type="float" office:value="2202" table:style-name="ce11">
            <text:p>2,202</text:p>
          </table:table-cell>
          <table:table-cell office:value-type="float" office:value="1919" table:style-name="ce10">
            <text:p>1,9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6" table:style-name="ce52">
            <text:p>1,426</text:p>
          </table:table-cell>
          <table:table-cell office:value-type="float" office:value="3505" table:style-name="ce11">
            <text:p>3,505</text:p>
          </table:table-cell>
          <table:table-cell office:value-type="float" office:value="1898" table:style-name="ce11">
            <text:p>1,898</text:p>
          </table:table-cell>
          <table:table-cell office:value-type="float" office:value="1607" table:style-name="ce10">
            <text:p>1,6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55" table:style-name="ce52">
            <text:p>1,155</text:p>
          </table:table-cell>
          <table:table-cell office:value-type="float" office:value="3719" table:style-name="ce11">
            <text:p>3,719</text:p>
          </table:table-cell>
          <table:table-cell office:value-type="float" office:value="1879" table:style-name="ce11">
            <text:p>1,879</text:p>
          </table:table-cell>
          <table:table-cell office:value-type="float" office:value="1840" table:style-name="ce10">
            <text:p>1,84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87" table:style-name="ce53">
            <text:p>1,887</text:p>
          </table:table-cell>
          <table:table-cell office:value-type="float" office:value="5143" table:style-name="ce18">
            <text:p>5,143</text:p>
          </table:table-cell>
          <table:table-cell office:value-type="float" office:value="2608" table:style-name="ce18">
            <text:p>2,608</text:p>
          </table:table-cell>
          <table:table-cell office:value-type="float" office:value="2535" table:style-name="ce17">
            <text:p>2,535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709" table:style-name="ce71">
            <text:p>126,709</text:p>
          </table:table-cell>
          <table:table-cell office:value-type="float" office:value="326465" table:style-name="ce79">
            <text:p>326,465</text:p>
          </table:table-cell>
          <table:table-cell office:value-type="float" office:value="165232" table:style-name="ce79">
            <text:p>165,232</text:p>
          </table:table-cell>
          <table:table-cell office:value-type="float" office:value="161233" table:style-name="ce73">
            <text:p>161,2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09" table:style-name="ce52">
            <text:p>41,609</text:p>
          </table:table-cell>
          <table:table-cell office:value-type="float" office:value="103343" table:style-name="ce11">
            <text:p>103,343</text:p>
          </table:table-cell>
          <table:table-cell office:value-type="float" office:value="49681" table:style-name="ce11">
            <text:p>49,681</text:p>
          </table:table-cell>
          <table:table-cell office:value-type="float" office:value="53662" table:style-name="ce10">
            <text:p>53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87" table:style-name="ce52">
            <text:p>4,387</text:p>
          </table:table-cell>
          <table:table-cell office:value-type="float" office:value="10786" table:style-name="ce11">
            <text:p>10,786</text:p>
          </table:table-cell>
          <table:table-cell office:value-type="float" office:value="5611" table:style-name="ce11">
            <text:p>5,611</text:p>
          </table:table-cell>
          <table:table-cell office:value-type="float" office:value="5175" table:style-name="ce10">
            <text:p>5,1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73" table:style-name="ce52">
            <text:p>8,873</text:p>
          </table:table-cell>
          <table:table-cell office:value-type="float" office:value="23700" table:style-name="ce11">
            <text:p>23,700</text:p>
          </table:table-cell>
          <table:table-cell office:value-type="float" office:value="12563" table:style-name="ce11">
            <text:p>12,563</text:p>
          </table:table-cell>
          <table:table-cell office:value-type="float" office:value="11137" table:style-name="ce10">
            <text:p>11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14" table:style-name="ce52">
            <text:p>7,814</text:p>
          </table:table-cell>
          <table:table-cell office:value-type="float" office:value="20129" table:style-name="ce11">
            <text:p>20,129</text:p>
          </table:table-cell>
          <table:table-cell office:value-type="float" office:value="10300" table:style-name="ce11">
            <text:p>10,300</text:p>
          </table:table-cell>
          <table:table-cell office:value-type="float" office:value="9829" table:style-name="ce10">
            <text:p>9,8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468" table:style-name="ce52">
            <text:p>32,468</text:p>
          </table:table-cell>
          <table:table-cell office:value-type="float" office:value="83561" table:style-name="ce11">
            <text:p>83,561</text:p>
          </table:table-cell>
          <table:table-cell office:value-type="float" office:value="41885" table:style-name="ce11">
            <text:p>41,885</text:p>
          </table:table-cell>
          <table:table-cell office:value-type="float" office:value="41676" table:style-name="ce10">
            <text:p>41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18" table:style-name="ce52">
            <text:p>7,318</text:p>
          </table:table-cell>
          <table:table-cell office:value-type="float" office:value="17845" table:style-name="ce11">
            <text:p>17,845</text:p>
          </table:table-cell>
          <table:table-cell office:value-type="float" office:value="9450" table:style-name="ce11">
            <text:p>9,450</text:p>
          </table:table-cell>
          <table:table-cell office:value-type="float" office:value="8395" table:style-name="ce10">
            <text:p>8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11" table:style-name="ce52">
            <text:p>5,011</text:p>
          </table:table-cell>
          <table:table-cell office:value-type="float" office:value="12573" table:style-name="ce11">
            <text:p>12,573</text:p>
          </table:table-cell>
          <table:table-cell office:value-type="float" office:value="6679" table:style-name="ce11">
            <text:p>6,679</text:p>
          </table:table-cell>
          <table:table-cell office:value-type="float" office:value="5894" table:style-name="ce10">
            <text:p>5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3" table:style-name="ce52">
            <text:p>1,713</text:p>
          </table:table-cell>
          <table:table-cell office:value-type="float" office:value="4521" table:style-name="ce11">
            <text:p>4,521</text:p>
          </table:table-cell>
          <table:table-cell office:value-type="float" office:value="2528" table:style-name="ce11">
            <text:p>2,528</text:p>
          </table:table-cell>
          <table:table-cell office:value-type="float" office:value="1993" table:style-name="ce10">
            <text:p>1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75" table:style-name="ce52">
            <text:p>4,775</text:p>
          </table:table-cell>
          <table:table-cell office:value-type="float" office:value="11479" table:style-name="ce11">
            <text:p>11,479</text:p>
          </table:table-cell>
          <table:table-cell office:value-type="float" office:value="6161" table:style-name="ce11">
            <text:p>6,161</text:p>
          </table:table-cell>
          <table:table-cell office:value-type="float" office:value="5318" table:style-name="ce10">
            <text:p>5,3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48" table:style-name="ce52">
            <text:p>4,048</text:p>
          </table:table-cell>
          <table:table-cell office:value-type="float" office:value="10194" table:style-name="ce11">
            <text:p>10,194</text:p>
          </table:table-cell>
          <table:table-cell office:value-type="float" office:value="5548" table:style-name="ce11">
            <text:p>5,548</text:p>
          </table:table-cell>
          <table:table-cell office:value-type="float" office:value="4646" table:style-name="ce10">
            <text:p>4,6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69" table:style-name="ce52">
            <text:p>4,869</text:p>
          </table:table-cell>
          <table:table-cell office:value-type="float" office:value="15968" table:style-name="ce11">
            <text:p>15,968</text:p>
          </table:table-cell>
          <table:table-cell office:value-type="float" office:value="8188" table:style-name="ce11">
            <text:p>8,188</text:p>
          </table:table-cell>
          <table:table-cell office:value-type="float" office:value="7780" table:style-name="ce10">
            <text:p>7,7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6" table:style-name="ce52">
            <text:p>2,116</text:p>
          </table:table-cell>
          <table:table-cell office:value-type="float" office:value="6325" table:style-name="ce11">
            <text:p>6,325</text:p>
          </table:table-cell>
          <table:table-cell office:value-type="float" office:value="3331" table:style-name="ce11">
            <text:p>3,331</text:p>
          </table:table-cell>
          <table:table-cell office:value-type="float" office:value="2994" table:style-name="ce10">
            <text:p>2,99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8" table:style-name="ce53">
            <text:p>1,708</text:p>
          </table:table-cell>
          <table:table-cell office:value-type="float" office:value="6041" table:style-name="ce18">
            <text:p>6,041</text:p>
          </table:table-cell>
          <table:table-cell office:value-type="float" office:value="3307" table:style-name="ce18">
            <text:p>3,307</text:p>
          </table:table-cell>
          <table:table-cell office:value-type="float" office:value="2734" table:style-name="ce17">
            <text:p>2,73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518" table:style-name="ce71">
            <text:p>41,518</text:p>
          </table:table-cell>
          <table:table-cell office:value-type="float" office:value="105192" table:style-name="ce79">
            <text:p>105,192</text:p>
          </table:table-cell>
          <table:table-cell office:value-type="float" office:value="54284" table:style-name="ce79">
            <text:p>54,284</text:p>
          </table:table-cell>
          <table:table-cell office:value-type="float" office:value="50908" table:style-name="ce73">
            <text:p>50,9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548" table:style-name="ce52">
            <text:p>25,548</text:p>
          </table:table-cell>
          <table:table-cell office:value-type="float" office:value="63021" table:style-name="ce11">
            <text:p>63,021</text:p>
          </table:table-cell>
          <table:table-cell office:value-type="float" office:value="32104" table:style-name="ce11">
            <text:p>32,104</text:p>
          </table:table-cell>
          <table:table-cell office:value-type="float" office:value="30917" table:style-name="ce10">
            <text:p>30,9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973" table:style-name="ce52">
            <text:p>5,973</text:p>
          </table:table-cell>
          <table:table-cell office:value-type="float" office:value="14945" table:style-name="ce11">
            <text:p>14,945</text:p>
          </table:table-cell>
          <table:table-cell office:value-type="float" office:value="7934" table:style-name="ce11">
            <text:p>7,934</text:p>
          </table:table-cell>
          <table:table-cell office:value-type="float" office:value="7011" table:style-name="ce10">
            <text:p>7,0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488" table:style-name="ce52">
            <text:p>3,488</text:p>
          </table:table-cell>
          <table:table-cell office:value-type="float" office:value="9828" table:style-name="ce11">
            <text:p>9,828</text:p>
          </table:table-cell>
          <table:table-cell office:value-type="float" office:value="5129" table:style-name="ce11">
            <text:p>5,129</text:p>
          </table:table-cell>
          <table:table-cell office:value-type="float" office:value="4699" table:style-name="ce10">
            <text:p>4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40" table:style-name="ce52">
            <text:p>3,040</text:p>
          </table:table-cell>
          <table:table-cell office:value-type="float" office:value="8300" table:style-name="ce11">
            <text:p>8,300</text:p>
          </table:table-cell>
          <table:table-cell office:value-type="float" office:value="4285" table:style-name="ce11">
            <text:p>4,285</text:p>
          </table:table-cell>
          <table:table-cell office:value-type="float" office:value="4015" table:style-name="ce10">
            <text:p>4,0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66" table:style-name="ce52">
            <text:p>2,066</text:p>
          </table:table-cell>
          <table:table-cell office:value-type="float" office:value="5284" table:style-name="ce11">
            <text:p>5,284</text:p>
          </table:table-cell>
          <table:table-cell office:value-type="float" office:value="2870" table:style-name="ce11">
            <text:p>2,870</text:p>
          </table:table-cell>
          <table:table-cell office:value-type="float" office:value="2414" table:style-name="ce10">
            <text:p>2,41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03" table:style-name="ce53">
            <text:p>1,403</text:p>
          </table:table-cell>
          <table:table-cell office:value-type="float" office:value="3814" table:style-name="ce18">
            <text:p>3,814</text:p>
          </table:table-cell>
          <table:table-cell office:value-type="float" office:value="1962" table:style-name="ce18">
            <text:p>1,962</text:p>
          </table:table-cell>
          <table:table-cell office:value-type="float" office:value="1852" table:style-name="ce17">
            <text:p>1,85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4538" table:style-name="ce71">
            <text:p>154,538</text:p>
          </table:table-cell>
          <table:table-cell office:value-type="float" office:value="369055" table:style-name="ce79">
            <text:p>369,055</text:p>
          </table:table-cell>
          <table:table-cell office:value-type="float" office:value="184236" table:style-name="ce79">
            <text:p>184,236</text:p>
          </table:table-cell>
          <table:table-cell office:value-type="float" office:value="184819" table:style-name="ce73">
            <text:p>184,81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749" table:style-name="ce52">
            <text:p>22,749</text:p>
          </table:table-cell>
          <table:table-cell office:value-type="float" office:value="51521" table:style-name="ce11">
            <text:p>51,521</text:p>
          </table:table-cell>
          <table:table-cell office:value-type="float" office:value="26251" table:style-name="ce11">
            <text:p>26,251</text:p>
          </table:table-cell>
          <table:table-cell office:value-type="float" office:value="25270" table:style-name="ce10">
            <text:p>25,27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738" table:style-name="ce52">
            <text:p>21,738</text:p>
          </table:table-cell>
          <table:table-cell office:value-type="float" office:value="53752" table:style-name="ce11">
            <text:p>53,752</text:p>
          </table:table-cell>
          <table:table-cell office:value-type="float" office:value="26940" table:style-name="ce11">
            <text:p>26,940</text:p>
          </table:table-cell>
          <table:table-cell office:value-type="float" office:value="26812" table:style-name="ce10">
            <text:p>26,812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897" table:style-name="ce52">
            <text:p>15,897</text:p>
          </table:table-cell>
          <table:table-cell office:value-type="float" office:value="38573" table:style-name="ce11">
            <text:p>38,573</text:p>
          </table:table-cell>
          <table:table-cell office:value-type="float" office:value="19264" table:style-name="ce11">
            <text:p>19,264</text:p>
          </table:table-cell>
          <table:table-cell office:value-type="float" office:value="19309" table:style-name="ce10">
            <text:p>19,30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48" table:style-name="ce52">
            <text:p>19,048</text:p>
          </table:table-cell>
          <table:table-cell office:value-type="float" office:value="43255" table:style-name="ce11">
            <text:p>43,255</text:p>
          </table:table-cell>
          <table:table-cell office:value-type="float" office:value="21334" table:style-name="ce11">
            <text:p>21,334</text:p>
          </table:table-cell>
          <table:table-cell office:value-type="float" office:value="21921" table:style-name="ce10">
            <text:p>21,92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43" table:style-name="ce52">
            <text:p>19,243</text:p>
          </table:table-cell>
          <table:table-cell office:value-type="float" office:value="46938" table:style-name="ce11">
            <text:p>46,938</text:p>
          </table:table-cell>
          <table:table-cell office:value-type="float" office:value="23791" table:style-name="ce11">
            <text:p>23,791</text:p>
          </table:table-cell>
          <table:table-cell office:value-type="float" office:value="23147" table:style-name="ce10">
            <text:p>23,14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895" table:style-name="ce52">
            <text:p>33,895</text:p>
          </table:table-cell>
          <table:table-cell office:value-type="float" office:value="82219" table:style-name="ce11">
            <text:p>82,219</text:p>
          </table:table-cell>
          <table:table-cell office:value-type="float" office:value="40692" table:style-name="ce11">
            <text:p>40,692</text:p>
          </table:table-cell>
          <table:table-cell office:value-type="float" office:value="41527" table:style-name="ce10">
            <text:p>41,52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1968" table:style-name="ce53">
            <text:p>21,968</text:p>
          </table:table-cell>
          <table:table-cell office:value-type="float" office:value="52797" table:style-name="ce18">
            <text:p>52,797</text:p>
          </table:table-cell>
          <table:table-cell office:value-type="float" office:value="25964" table:style-name="ce18">
            <text:p>25,964</text:p>
          </table:table-cell>
          <table:table-cell office:value-type="float" office:value="26833" table:style-name="ce17">
            <text:p>26,833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7918" table:style-name="ce71">
            <text:p>167,918</text:p>
          </table:table-cell>
          <table:table-cell office:value-type="float" office:value="448207" table:style-name="ce79">
            <text:p>448,207</text:p>
          </table:table-cell>
          <table:table-cell office:value-type="float" office:value="220986" table:style-name="ce79">
            <text:p>220,986</text:p>
          </table:table-cell>
          <table:table-cell office:value-type="float" office:value="227221" table:style-name="ce73">
            <text:p>227,2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1834" table:style-name="ce52">
            <text:p>81,834</text:p>
          </table:table-cell>
          <table:table-cell office:value-type="float" office:value="217446" table:style-name="ce11">
            <text:p>217,446</text:p>
          </table:table-cell>
          <table:table-cell office:value-type="float" office:value="106856" table:style-name="ce11">
            <text:p>106,856</text:p>
          </table:table-cell>
          <table:table-cell office:value-type="float" office:value="110590" table:style-name="ce10">
            <text:p>110,5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056" table:style-name="ce52">
            <text:p>58,056</text:p>
          </table:table-cell>
          <table:table-cell office:value-type="float" office:value="152180" table:style-name="ce11">
            <text:p>152,180</text:p>
          </table:table-cell>
          <table:table-cell office:value-type="float" office:value="74253" table:style-name="ce11">
            <text:p>74,253</text:p>
          </table:table-cell>
          <table:table-cell office:value-type="float" office:value="77927" table:style-name="ce10">
            <text:p>77,92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028" table:style-name="ce53">
            <text:p>28,028</text:p>
          </table:table-cell>
          <table:table-cell office:value-type="float" office:value="78581" table:style-name="ce18">
            <text:p>78,581</text:p>
          </table:table-cell>
          <table:table-cell office:value-type="float" office:value="39877" table:style-name="ce18">
            <text:p>39,877</text:p>
          </table:table-cell>
          <table:table-cell office:value-type="float" office:value="38704" table:style-name="ce17">
            <text:p>38,704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592" table:style-name="ce71">
            <text:p>100,592</text:p>
          </table:table-cell>
          <table:table-cell office:value-type="float" office:value="267772" table:style-name="ce79">
            <text:p>267,772</text:p>
          </table:table-cell>
          <table:table-cell office:value-type="float" office:value="129865" table:style-name="ce79">
            <text:p>129,865</text:p>
          </table:table-cell>
          <table:table-cell office:value-type="float" office:value="137907" table:style-name="ce73">
            <text:p>137,9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43" table:style-name="ce52">
            <text:p>45,843</text:p>
          </table:table-cell>
          <table:table-cell office:value-type="float" office:value="120912" table:style-name="ce11">
            <text:p>120,912</text:p>
          </table:table-cell>
          <table:table-cell office:value-type="float" office:value="58100" table:style-name="ce11">
            <text:p>58,100</text:p>
          </table:table-cell>
          <table:table-cell office:value-type="float" office:value="62812" table:style-name="ce10">
            <text:p>62,81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749" table:style-name="ce53">
            <text:p>54,749</text:p>
          </table:table-cell>
          <table:table-cell office:value-type="float" office:value="146860" table:style-name="ce18">
            <text:p>146,860</text:p>
          </table:table-cell>
          <table:table-cell office:value-type="float" office:value="71765" table:style-name="ce18">
            <text:p>71,765</text:p>
          </table:table-cell>
          <table:table-cell office:value-type="float" office:value="75095" table:style-name="ce17">
            <text:p>75,095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167" table:style-name="ce71">
            <text:p>41,167</text:p>
          </table:table-cell>
          <table:table-cell office:value-type="float" office:value="140045" table:style-name="ce79">
            <text:p>140,045</text:p>
          </table:table-cell>
          <table:table-cell office:value-type="float" office:value="69918" table:style-name="ce79">
            <text:p>69,918</text:p>
          </table:table-cell>
          <table:table-cell office:value-type="float" office:value="70127" table:style-name="ce73">
            <text:p>70,1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066" table:style-name="ce52">
            <text:p>13,066</text:p>
          </table:table-cell>
          <table:table-cell office:value-type="float" office:value="43282" table:style-name="ce11">
            <text:p>43,282</text:p>
          </table:table-cell>
          <table:table-cell office:value-type="float" office:value="21588" table:style-name="ce11">
            <text:p>21,588</text:p>
          </table:table-cell>
          <table:table-cell office:value-type="float" office:value="21694" table:style-name="ce10">
            <text:p>21,6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258" table:style-name="ce52">
            <text:p>9,258</text:p>
          </table:table-cell>
          <table:table-cell office:value-type="float" office:value="30070" table:style-name="ce11">
            <text:p>30,070</text:p>
          </table:table-cell>
          <table:table-cell office:value-type="float" office:value="15066" table:style-name="ce11">
            <text:p>15,066</text:p>
          </table:table-cell>
          <table:table-cell office:value-type="float" office:value="15004" table:style-name="ce10">
            <text:p>15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02" table:style-name="ce52">
            <text:p>6,402</text:p>
          </table:table-cell>
          <table:table-cell office:value-type="float" office:value="20785" table:style-name="ce11">
            <text:p>20,785</text:p>
          </table:table-cell>
          <table:table-cell office:value-type="float" office:value="10287" table:style-name="ce11">
            <text:p>10,287</text:p>
          </table:table-cell>
          <table:table-cell office:value-type="float" office:value="10498" table:style-name="ce10">
            <text:p>10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121" table:style-name="ce52">
            <text:p>9,121</text:p>
          </table:table-cell>
          <table:table-cell office:value-type="float" office:value="32474" table:style-name="ce11">
            <text:p>32,474</text:p>
          </table:table-cell>
          <table:table-cell office:value-type="float" office:value="16320" table:style-name="ce11">
            <text:p>16,320</text:p>
          </table:table-cell>
          <table:table-cell office:value-type="float" office:value="16154" table:style-name="ce10">
            <text:p>16,1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85" table:style-name="ce52">
            <text:p>3,185</text:p>
          </table:table-cell>
          <table:table-cell office:value-type="float" office:value="12756" table:style-name="ce11">
            <text:p>12,756</text:p>
          </table:table-cell>
          <table:table-cell office:value-type="float" office:value="6311" table:style-name="ce11">
            <text:p>6,311</text:p>
          </table:table-cell>
          <table:table-cell office:value-type="float" office:value="6445" table:style-name="ce10">
            <text:p>6,44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78" table:style-name="ce18">
            <text:p>678</text:p>
          </table:table-cell>
          <table:table-cell office:value-type="float" office:value="346" table:style-name="ce18">
            <text:p>346</text:p>
          </table:table-cell>
          <table:table-cell office:value-type="float" office:value="332" table:style-name="ce17">
            <text:p>33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8年10月底" table:formula="of:=[總計.C1]" table:style-name="ce86">
            <text:p>中華民國108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187" table:style-name="ce71">
            <text:p>3,187</text:p>
          </table:table-cell>
          <table:table-cell office:value-type="float" office:value="13089" table:style-name="ce79">
            <text:p>13,089</text:p>
          </table:table-cell>
          <table:table-cell office:value-type="float" office:value="7495" table:style-name="ce79">
            <text:p>7,495</text:p>
          </table:table-cell>
          <table:table-cell office:value-type="float" office:value="5594" table:style-name="ce73">
            <text:p>5,5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814" table:style-name="ce52">
            <text:p>1,814</text:p>
          </table:table-cell>
          <table:table-cell office:value-type="float" office:value="7590" table:style-name="ce11">
            <text:p>7,590</text:p>
          </table:table-cell>
          <table:table-cell office:value-type="float" office:value="4268" table:style-name="ce11">
            <text:p>4,268</text:p>
          </table:table-cell>
          <table:table-cell office:value-type="float" office:value="3322" table:style-name="ce10">
            <text:p>3,3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21" table:style-name="ce52">
            <text:p>721</text:p>
          </table:table-cell>
          <table:table-cell office:value-type="float" office:value="2601" table:style-name="ce11">
            <text:p>2,601</text:p>
          </table:table-cell>
          <table:table-cell office:value-type="float" office:value="1479" table:style-name="ce11">
            <text:p>1,479</text:p>
          </table:table-cell>
          <table:table-cell office:value-type="float" office:value="1122" table:style-name="ce10">
            <text:p>1,1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07" table:style-name="ce52">
            <text:p>307</text:p>
          </table:table-cell>
          <table:table-cell office:value-type="float" office:value="1551" table:style-name="ce11">
            <text:p>1,551</text:p>
          </table:table-cell>
          <table:table-cell office:value-type="float" office:value="947" table:style-name="ce11">
            <text:p>947</text:p>
          </table:table-cell>
          <table:table-cell office:value-type="float" office:value="604" table:style-name="ce10">
            <text:p>60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5" table:style-name="ce53">
            <text:p>345</text:p>
          </table:table-cell>
          <table:table-cell office:value-type="float" office:value="1347" table:style-name="ce18">
            <text:p>1,347</text:p>
          </table:table-cell>
          <table:table-cell office:value-type="float" office:value="801" table:style-name="ce18">
            <text:p>801</text:p>
          </table:table-cell>
          <table:table-cell office:value-type="float" office:value="546" table:style-name="ce17">
            <text:p>54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何袖綾</dc:creator>
    <meta:creation-date>1998-03-06T04:37:15Z</meta:creation-date>
    <dc:date>2019-11-06T09:45:03Z</dc:date>
    <meta:print-date>2019-10-04T02:37:57Z</meta:print-date>
  </office:meta>
</office:document-meta>
</file>